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0" table:style-name="ta1">
        <table:shapes>
          <draw:frame draw:z-index="0" draw:style-name="gr1" draw:text-style-name="P1" svg:width="637.23pt" svg:height="441.21pt" svg:x="279.98pt" svg:y="15.05pt">
            <draw:object draw:notify-on-update-of-ranges="t0.A1:t0.A1 t0.A2:t0.A222 t0.B1:t0.B1 t0.B2:t0.B222 t0.A1:t0.A1 t0.A2:t0.A222 t0.C1:t0.C1 t0.C2:t0.C2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ocksDB</text:p>
          </table:table-cell>
          <table:table-cell office:value-type="string" calcext:value-type="string">
            <text:p>Tup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9849.069502916" calcext:value-type="float">
            <text:p>379849.069502916</text:p>
          </table:table-cell>
          <table:table-cell office:value-type="float" office:value="441623.175318827" calcext:value-type="float">
            <text:p>441623.1753188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6071.757438424" calcext:value-type="float">
            <text:p>336071.757438424</text:p>
          </table:table-cell>
          <table:table-cell office:value-type="float" office:value="431176.036958646" calcext:value-type="float">
            <text:p>431176.0369586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2942.87954894" calcext:value-type="float">
            <text:p>302942.87954894</text:p>
          </table:table-cell>
          <table:table-cell office:value-type="float" office:value="345270.591105839" calcext:value-type="float">
            <text:p>345270.5911058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0745.284938507" calcext:value-type="float">
            <text:p>330745.284938507</text:p>
          </table:table-cell>
          <table:table-cell office:value-type="float" office:value="246782.868354486" calcext:value-type="float">
            <text:p>246782.8683544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2170.561108061" calcext:value-type="float">
            <text:p>322170.561108061</text:p>
          </table:table-cell>
          <table:table-cell office:value-type="float" office:value="175608.491169895" calcext:value-type="float">
            <text:p>175608.4911698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4296.219809733" calcext:value-type="float">
            <text:p>264296.219809733</text:p>
          </table:table-cell>
          <table:table-cell office:value-type="float" office:value="159747.090956768" calcext:value-type="float">
            <text:p>159747.0909567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5129.469796136" calcext:value-type="float">
            <text:p>365129.469796136</text:p>
          </table:table-cell>
          <table:table-cell office:value-type="float" office:value="139680.745094689" calcext:value-type="float">
            <text:p>139680.7450946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9092.288874103" calcext:value-type="float">
            <text:p>279092.288874103</text:p>
          </table:table-cell>
          <table:table-cell office:value-type="float" office:value="125911.940223575" calcext:value-type="float">
            <text:p>125911.9402235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7361.664697702" calcext:value-type="float">
            <text:p>257361.664697702</text:p>
          </table:table-cell>
          <table:table-cell office:value-type="float" office:value="116037.663892735" calcext:value-type="float">
            <text:p>116037.6638927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2568.789921731" calcext:value-type="float">
            <text:p>282568.789921731</text:p>
          </table:table-cell>
          <table:table-cell office:value-type="float" office:value="110998.70342567" calcext:value-type="float">
            <text:p>110998.703425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5883.409966743" calcext:value-type="float">
            <text:p>285883.409966743</text:p>
          </table:table-cell>
          <table:table-cell office:value-type="float" office:value="108479.05913764" calcext:value-type="float">
            <text:p>108479.059137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0125.074488711" calcext:value-type="float">
            <text:p>300125.074488711</text:p>
          </table:table-cell>
          <table:table-cell office:value-type="float" office:value="99956.8894417379" calcext:value-type="float">
            <text:p>99956.88944173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0456.384737635" calcext:value-type="float">
            <text:p>310456.384737635</text:p>
          </table:table-cell>
          <table:table-cell office:value-type="float" office:value="98001.8153948905" calcext:value-type="float">
            <text:p>98001.81539489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2601.612235759" calcext:value-type="float">
            <text:p>242601.612235759</text:p>
          </table:table-cell>
          <table:table-cell office:value-type="float" office:value="93481.8972762898" calcext:value-type="float">
            <text:p>93481.89727628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2285.993004743" calcext:value-type="float">
            <text:p>312285.993004743</text:p>
          </table:table-cell>
          <table:table-cell office:value-type="float" office:value="91683.6541852784" calcext:value-type="float">
            <text:p>91683.654185278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3422.322795515" calcext:value-type="float">
            <text:p>153422.322795515</text:p>
          </table:table-cell>
          <table:table-cell office:value-type="float" office:value="90026.2861184323" calcext:value-type="float">
            <text:p>90026.286118432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5567.696606912" calcext:value-type="float">
            <text:p>195567.696606912</text:p>
          </table:table-cell>
          <table:table-cell office:value-type="float" office:value="89364.5626569729" calcext:value-type="float">
            <text:p>89364.56265697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7512.543220876" calcext:value-type="float">
            <text:p>207512.543220876</text:p>
          </table:table-cell>
          <table:table-cell office:value-type="float" office:value="85445.9164031814" calcext:value-type="float">
            <text:p>85445.91640318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4178.074259707" calcext:value-type="float">
            <text:p>204178.074259707</text:p>
          </table:table-cell>
          <table:table-cell office:value-type="float" office:value="84686.2436349616" calcext:value-type="float">
            <text:p>84686.24363496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6101.95954382" calcext:value-type="float">
            <text:p>236101.95954382</text:p>
          </table:table-cell>
          <table:table-cell office:value-type="float" office:value="84023.0525356576" calcext:value-type="float">
            <text:p>84023.052535657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3362.328839602" calcext:value-type="float">
            <text:p>233362.328839602</text:p>
          </table:table-cell>
          <table:table-cell office:value-type="float" office:value="81602.3394641281" calcext:value-type="float">
            <text:p>81602.339464128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2371.497485783" calcext:value-type="float">
            <text:p>282371.497485783</text:p>
          </table:table-cell>
          <table:table-cell office:value-type="float" office:value="81821.837196937" calcext:value-type="float">
            <text:p>81821.8371969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7112.339387339" calcext:value-type="float">
            <text:p>247112.339387339</text:p>
          </table:table-cell>
          <table:table-cell office:value-type="float" office:value="78813.2611439698" calcext:value-type="float">
            <text:p>78813.261143969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2796.641183005" calcext:value-type="float">
            <text:p>222796.641183005</text:p>
          </table:table-cell>
          <table:table-cell office:value-type="float" office:value="79503.3394393395" calcext:value-type="float">
            <text:p>79503.33943933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2691.845989143" calcext:value-type="float">
            <text:p>272691.845989143</text:p>
          </table:table-cell>
          <table:table-cell office:value-type="float" office:value="77241.6463966852" calcext:value-type="float">
            <text:p>77241.646396685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4963.586758459" calcext:value-type="float">
            <text:p>254963.586758459</text:p>
          </table:table-cell>
          <table:table-cell office:value-type="float" office:value="76665.4597465316" calcext:value-type="float">
            <text:p>76665.45974653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023.447470816" calcext:value-type="float">
            <text:p>264023.447470816</text:p>
          </table:table-cell>
          <table:table-cell office:value-type="float" office:value="74090.8015455099" calcext:value-type="float">
            <text:p>74090.801545509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2270.619734034" calcext:value-type="float">
            <text:p>242270.619734034</text:p>
          </table:table-cell>
          <table:table-cell office:value-type="float" office:value="75978.77319178" calcext:value-type="float">
            <text:p>75978.7731917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5323.465497378" calcext:value-type="float">
            <text:p>225323.465497378</text:p>
          </table:table-cell>
          <table:table-cell office:value-type="float" office:value="75607.4520560598" calcext:value-type="float">
            <text:p>75607.452056059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8961.588643407" calcext:value-type="float">
            <text:p>218961.588643407</text:p>
          </table:table-cell>
          <table:table-cell office:value-type="float" office:value="73130.137545864" calcext:value-type="float">
            <text:p>73130.1375458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4554.945299131" calcext:value-type="float">
            <text:p>234554.945299131</text:p>
          </table:table-cell>
          <table:table-cell office:value-type="float" office:value="74512.5701841717" calcext:value-type="float">
            <text:p>74512.570184171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1054.556784286" calcext:value-type="float">
            <text:p>271054.556784286</text:p>
          </table:table-cell>
          <table:table-cell office:value-type="float" office:value="72362.7272860763" calcext:value-type="float">
            <text:p>72362.727286076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30283.733655827" calcext:value-type="float">
            <text:p>230283.733655827</text:p>
          </table:table-cell>
          <table:table-cell office:value-type="float" office:value="72004.8637947189" calcext:value-type="float">
            <text:p>72004.86379471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3037.902407468" calcext:value-type="float">
            <text:p>223037.902407468</text:p>
          </table:table-cell>
          <table:table-cell office:value-type="float" office:value="72049.7419666849" calcext:value-type="float">
            <text:p>72049.74196668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2649.817331635" calcext:value-type="float">
            <text:p>222649.817331635</text:p>
          </table:table-cell>
          <table:table-cell office:value-type="float" office:value="71299.5369138226" calcext:value-type="float">
            <text:p>71299.536913822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18060.185689647" calcext:value-type="float">
            <text:p>218060.185689647</text:p>
          </table:table-cell>
          <table:table-cell office:value-type="float" office:value="71396.625513025" calcext:value-type="float">
            <text:p>71396.6255130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5378.11977812" calcext:value-type="float">
            <text:p>225378.11977812</text:p>
          </table:table-cell>
          <table:table-cell office:value-type="float" office:value="70556.1441336089" calcext:value-type="float">
            <text:p>70556.144133608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17361.151850041" calcext:value-type="float">
            <text:p>217361.151850041</text:p>
          </table:table-cell>
          <table:table-cell office:value-type="float" office:value="70445.1091312245" calcext:value-type="float">
            <text:p>70445.109131224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98309.271877899" calcext:value-type="float">
            <text:p>198309.271877899</text:p>
          </table:table-cell>
          <table:table-cell office:value-type="float" office:value="68816.8019905692" calcext:value-type="float">
            <text:p>68816.801990569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7025.483108816" calcext:value-type="float">
            <text:p>207025.483108816</text:p>
          </table:table-cell>
          <table:table-cell office:value-type="float" office:value="70427.1646688689" calcext:value-type="float">
            <text:p>70427.164668868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26232.440391531" calcext:value-type="float">
            <text:p>226232.440391531</text:p>
          </table:table-cell>
          <table:table-cell office:value-type="float" office:value="69966.1531927215" calcext:value-type="float">
            <text:p>69966.15319272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13847.651507226" calcext:value-type="float">
            <text:p>213847.651507226</text:p>
          </table:table-cell>
          <table:table-cell office:value-type="float" office:value="68612.7160548929" calcext:value-type="float">
            <text:p>68612.71605489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2491.156741157" calcext:value-type="float">
            <text:p>192491.156741157</text:p>
          </table:table-cell>
          <table:table-cell office:value-type="float" office:value="69335.0656147859" calcext:value-type="float">
            <text:p>69335.065614785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5330.945546632" calcext:value-type="float">
            <text:p>195330.945546632</text:p>
          </table:table-cell>
          <table:table-cell office:value-type="float" office:value="67996.6312154668" calcext:value-type="float">
            <text:p>67996.63121546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3267.217625708" calcext:value-type="float">
            <text:p>193267.217625708</text:p>
          </table:table-cell>
          <table:table-cell office:value-type="float" office:value="67104.4929410554" calcext:value-type="float">
            <text:p>67104.492941055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1806.946505089" calcext:value-type="float">
            <text:p>201806.946505089</text:p>
          </table:table-cell>
          <table:table-cell office:value-type="float" office:value="67165.65500895" calcext:value-type="float">
            <text:p>67165.6550089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0903.711422499" calcext:value-type="float">
            <text:p>200903.711422499</text:p>
          </table:table-cell>
          <table:table-cell office:value-type="float" office:value="68732.0540413167" calcext:value-type="float">
            <text:p>68732.054041316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3186.110040656" calcext:value-type="float">
            <text:p>183186.110040656</text:p>
          </table:table-cell>
          <table:table-cell office:value-type="float" office:value="67248.5517345169" calcext:value-type="float">
            <text:p>67248.551734516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85411.100668601" calcext:value-type="float">
            <text:p>185411.100668601</text:p>
          </table:table-cell>
          <table:table-cell office:value-type="float" office:value="66986.4079401866" calcext:value-type="float">
            <text:p>66986.407940186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4277.056961303" calcext:value-type="float">
            <text:p>194277.056961303</text:p>
          </table:table-cell>
          <table:table-cell office:value-type="float" office:value="66646.8748268748" calcext:value-type="float">
            <text:p>66646.87482687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1889.613993089" calcext:value-type="float">
            <text:p>191889.613993089</text:p>
          </table:table-cell>
          <table:table-cell office:value-type="float" office:value="66458.0797962388" calcext:value-type="float">
            <text:p>66458.079796238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9119.620747072" calcext:value-type="float">
            <text:p>199119.620747072</text:p>
          </table:table-cell>
          <table:table-cell office:value-type="float" office:value="66424.4733055859" calcext:value-type="float">
            <text:p>66424.473305585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80419.438034632" calcext:value-type="float">
            <text:p>180419.438034632</text:p>
          </table:table-cell>
          <table:table-cell office:value-type="float" office:value="66093.9816037236" calcext:value-type="float">
            <text:p>66093.981603723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75098.871835714" calcext:value-type="float">
            <text:p>175098.871835714</text:p>
          </table:table-cell>
          <table:table-cell office:value-type="float" office:value="64766.8642699887" calcext:value-type="float">
            <text:p>64766.864269988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7407.86185429" calcext:value-type="float">
            <text:p>177407.86185429</text:p>
          </table:table-cell>
          <table:table-cell office:value-type="float" office:value="65592.3069059028" calcext:value-type="float">
            <text:p>65592.306905902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3473.138545866" calcext:value-type="float">
            <text:p>183473.138545866</text:p>
          </table:table-cell>
          <table:table-cell office:value-type="float" office:value="65645.2141793348" calcext:value-type="float">
            <text:p>65645.21417933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96069.319530858" calcext:value-type="float">
            <text:p>196069.319530858</text:p>
          </table:table-cell>
          <table:table-cell office:value-type="float" office:value="64370.8608900916" calcext:value-type="float">
            <text:p>64370.860890091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4678.162564955" calcext:value-type="float">
            <text:p>184678.162564955</text:p>
          </table:table-cell>
          <table:table-cell office:value-type="float" office:value="65241.9130519331" calcext:value-type="float">
            <text:p>65241.913051933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74230.423195335" calcext:value-type="float">
            <text:p>174230.423195335</text:p>
          </table:table-cell>
          <table:table-cell office:value-type="float" office:value="63662.1952430721" calcext:value-type="float">
            <text:p>63662.195243072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88705.523475398" calcext:value-type="float">
            <text:p>188705.523475398</text:p>
          </table:table-cell>
          <table:table-cell office:value-type="float" office:value="65208.3701160582" calcext:value-type="float">
            <text:p>65208.370116058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53391.242609993" calcext:value-type="float">
            <text:p>153391.242609993</text:p>
          </table:table-cell>
          <table:table-cell office:value-type="float" office:value="63637.7045225888" calcext:value-type="float">
            <text:p>63637.704522588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77087.868280851" calcext:value-type="float">
            <text:p>177087.868280851</text:p>
          </table:table-cell>
          <table:table-cell office:value-type="float" office:value="64623.565306654" calcext:value-type="float">
            <text:p>64623.56530665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9869.949344526" calcext:value-type="float">
            <text:p>169869.949344526</text:p>
          </table:table-cell>
          <table:table-cell office:value-type="float" office:value="63010.4072413747" calcext:value-type="float">
            <text:p>63010.407241374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77369.273619274" calcext:value-type="float">
            <text:p>177369.273619274</text:p>
          </table:table-cell>
          <table:table-cell office:value-type="float" office:value="63210.4490420725" calcext:value-type="float">
            <text:p>63210.44904207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3086.195808513" calcext:value-type="float">
            <text:p>153086.195808513</text:p>
          </table:table-cell>
          <table:table-cell office:value-type="float" office:value="63019.7558247873" calcext:value-type="float">
            <text:p>63019.755824787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77861.729415301" calcext:value-type="float">
            <text:p>177861.729415301</text:p>
          </table:table-cell>
          <table:table-cell office:value-type="float" office:value="62812.6488606585" calcext:value-type="float">
            <text:p>62812.648860658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64745.746898699" calcext:value-type="float">
            <text:p>164745.746898699</text:p>
          </table:table-cell>
          <table:table-cell office:value-type="float" office:value="62451.678614404" calcext:value-type="float">
            <text:p>62451.67861440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61984.137700804" calcext:value-type="float">
            <text:p>161984.137700804</text:p>
          </table:table-cell>
          <table:table-cell office:value-type="float" office:value="62186.6446153438" calcext:value-type="float">
            <text:p>62186.644615343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83167.315149133" calcext:value-type="float">
            <text:p>183167.315149133</text:p>
          </table:table-cell>
          <table:table-cell office:value-type="float" office:value="62436.8261857478" calcext:value-type="float">
            <text:p>62436.826185747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1753.870615409" calcext:value-type="float">
            <text:p>151753.870615409</text:p>
          </table:table-cell>
          <table:table-cell office:value-type="float" office:value="62096.4538169666" calcext:value-type="float">
            <text:p>62096.453816966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71893.526435899" calcext:value-type="float">
            <text:p>171893.526435899</text:p>
          </table:table-cell>
          <table:table-cell office:value-type="float" office:value="61840.4801875299" calcext:value-type="float">
            <text:p>61840.480187529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6825.834075834" calcext:value-type="float">
            <text:p>156825.834075834</text:p>
          </table:table-cell>
          <table:table-cell office:value-type="float" office:value="60097.8604578093" calcext:value-type="float">
            <text:p>60097.860457809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4319.334178709" calcext:value-type="float">
            <text:p>154319.334178709</text:p>
          </table:table-cell>
          <table:table-cell office:value-type="float" office:value="61038.2797741791" calcext:value-type="float">
            <text:p>61038.279774179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9913.27971328" calcext:value-type="float">
            <text:p>169913.27971328</text:p>
          </table:table-cell>
          <table:table-cell office:value-type="float" office:value="59917.912452432" calcext:value-type="float">
            <text:p>59917.91245243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7810.889296183" calcext:value-type="float">
            <text:p>147810.889296183</text:p>
          </table:table-cell>
          <table:table-cell office:value-type="float" office:value="59580.0185557496" calcext:value-type="float">
            <text:p>59580.018555749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8757.652412825" calcext:value-type="float">
            <text:p>168757.652412825</text:p>
          </table:table-cell>
          <table:table-cell office:value-type="float" office:value="60576.2027423974" calcext:value-type="float">
            <text:p>60576.202742397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52596.054749901" calcext:value-type="float">
            <text:p>152596.054749901</text:p>
          </table:table-cell>
          <table:table-cell office:value-type="float" office:value="59561.7029392844" calcext:value-type="float">
            <text:p>59561.702939284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7701.505468172" calcext:value-type="float">
            <text:p>167701.505468172</text:p>
          </table:table-cell>
          <table:table-cell office:value-type="float" office:value="59012.1171067917" calcext:value-type="float">
            <text:p>59012.117106791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5666.938995064" calcext:value-type="float">
            <text:p>155666.938995064</text:p>
          </table:table-cell>
          <table:table-cell office:value-type="float" office:value="59011.2024784907" calcext:value-type="float">
            <text:p>59011.202478490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64764.471272668" calcext:value-type="float">
            <text:p>164764.471272668</text:p>
          </table:table-cell>
          <table:table-cell office:value-type="float" office:value="58748.9242045789" calcext:value-type="float">
            <text:p>58748.924204578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9202.762916768" calcext:value-type="float">
            <text:p>149202.762916768</text:p>
          </table:table-cell>
          <table:table-cell office:value-type="float" office:value="58465.8529540883" calcext:value-type="float">
            <text:p>58465.852954088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54188.546480854" calcext:value-type="float">
            <text:p>154188.546480854</text:p>
          </table:table-cell>
          <table:table-cell office:value-type="float" office:value="58424.931483295" calcext:value-type="float">
            <text:p>58424.93148329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649.710086489" calcext:value-type="float">
            <text:p>144649.710086489</text:p>
          </table:table-cell>
          <table:table-cell office:value-type="float" office:value="56849.5241068749" calcext:value-type="float">
            <text:p>56849.524106874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6676.849647438" calcext:value-type="float">
            <text:p>146676.849647438</text:p>
          </table:table-cell>
          <table:table-cell office:value-type="float" office:value="58173.344008888" calcext:value-type="float">
            <text:p>58173.34400888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4767.864444788" calcext:value-type="float">
            <text:p>154767.864444788</text:p>
          </table:table-cell>
          <table:table-cell office:value-type="float" office:value="58098.9832434919" calcext:value-type="float">
            <text:p>58098.983243491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52951.894721955" calcext:value-type="float">
            <text:p>152951.894721955</text:p>
          </table:table-cell>
          <table:table-cell office:value-type="float" office:value="56330.7988364168" calcext:value-type="float">
            <text:p>56330.798836416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6382.164896871" calcext:value-type="float">
            <text:p>146382.164896871</text:p>
          </table:table-cell>
          <table:table-cell office:value-type="float" office:value="56363.1665342775" calcext:value-type="float">
            <text:p>56363.166534277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50029.858539195" calcext:value-type="float">
            <text:p>150029.858539195</text:p>
          </table:table-cell>
          <table:table-cell office:value-type="float" office:value="57186.5660227486" calcext:value-type="float">
            <text:p>57186.566022748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8923.989894139" calcext:value-type="float">
            <text:p>148923.989894139</text:p>
          </table:table-cell>
          <table:table-cell office:value-type="float" office:value="56341.3738532135" calcext:value-type="float">
            <text:p>56341.373853213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3678.675386368" calcext:value-type="float">
            <text:p>153678.675386368</text:p>
          </table:table-cell>
          <table:table-cell office:value-type="float" office:value="55939.648596952" calcext:value-type="float">
            <text:p>55939.64859695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52452.178543088" calcext:value-type="float">
            <text:p>152452.178543088</text:p>
          </table:table-cell>
          <table:table-cell office:value-type="float" office:value="55447.3722926761" calcext:value-type="float">
            <text:p>55447.372292676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7796.717965044" calcext:value-type="float">
            <text:p>147796.717965044</text:p>
          </table:table-cell>
          <table:table-cell office:value-type="float" office:value="55442.5632607936" calcext:value-type="float">
            <text:p>55442.563260793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8047.328375687" calcext:value-type="float">
            <text:p>148047.328375687</text:p>
          </table:table-cell>
          <table:table-cell office:value-type="float" office:value="55394.6974096039" calcext:value-type="float">
            <text:p>55394.697409603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7466.293672176" calcext:value-type="float">
            <text:p>147466.293672176</text:p>
          </table:table-cell>
          <table:table-cell office:value-type="float" office:value="55350.982875586" calcext:value-type="float">
            <text:p>55350.9828755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7519.947296307" calcext:value-type="float">
            <text:p>147519.947296307</text:p>
          </table:table-cell>
          <table:table-cell office:value-type="float" office:value="55355.1811694624" calcext:value-type="float">
            <text:p>55355.181169462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51075.59522711" calcext:value-type="float">
            <text:p>151075.59522711</text:p>
          </table:table-cell>
          <table:table-cell office:value-type="float" office:value="54677.9543842935" calcext:value-type="float">
            <text:p>54677.954384293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50198.827103576" calcext:value-type="float">
            <text:p>150198.827103576</text:p>
          </table:table-cell>
          <table:table-cell office:value-type="float" office:value="53909.1516692255" calcext:value-type="float">
            <text:p>53909.151669225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50211.289345618" calcext:value-type="float">
            <text:p>150211.289345618</text:p>
          </table:table-cell>
          <table:table-cell office:value-type="float" office:value="54293.1572074747" calcext:value-type="float">
            <text:p>54293.157207474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9402.244954484" calcext:value-type="float">
            <text:p>149402.244954484</text:p>
          </table:table-cell>
          <table:table-cell office:value-type="float" office:value="53522.9076155355" calcext:value-type="float">
            <text:p>53522.907615535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56030.718968219" calcext:value-type="float">
            <text:p>156030.718968219</text:p>
          </table:table-cell>
          <table:table-cell office:value-type="float" office:value="53808.0270456673" calcext:value-type="float">
            <text:p>53808.027045667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50834.122507837" calcext:value-type="float">
            <text:p>150834.122507837</text:p>
          </table:table-cell>
          <table:table-cell office:value-type="float" office:value="53848.9482182828" calcext:value-type="float">
            <text:p>53848.948218282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58558.278050342" calcext:value-type="float">
            <text:p>158558.278050342</text:p>
          </table:table-cell>
          <table:table-cell office:value-type="float" office:value="53129.3763430986" calcext:value-type="float">
            <text:p>53129.376343098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51431.820689396" calcext:value-type="float">
            <text:p>151431.820689396</text:p>
          </table:table-cell>
          <table:table-cell office:value-type="float" office:value="52850.3217195152" calcext:value-type="float">
            <text:p>52850.321719515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60206.264666582" calcext:value-type="float">
            <text:p>160206.264666582</text:p>
          </table:table-cell>
          <table:table-cell office:value-type="float" office:value="53175.7677678579" calcext:value-type="float">
            <text:p>53175.767767857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1152.716336927" calcext:value-type="float">
            <text:p>131152.716336927</text:p>
          </table:table-cell>
          <table:table-cell office:value-type="float" office:value="52346.671174644" calcext:value-type="float">
            <text:p>52346.67117464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31595.476108529" calcext:value-type="float">
            <text:p>131595.476108529</text:p>
          </table:table-cell>
          <table:table-cell office:value-type="float" office:value="52438.1953848043" calcext:value-type="float">
            <text:p>52438.195384804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81596.050597594" calcext:value-type="float">
            <text:p>181596.050597594</text:p>
          </table:table-cell>
          <table:table-cell office:value-type="float" office:value="52375.5751337438" calcext:value-type="float">
            <text:p>52375.575133743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5033.245875351" calcext:value-type="float">
            <text:p>105033.245875351</text:p>
          </table:table-cell>
          <table:table-cell office:value-type="float" office:value="52335.9138108752" calcext:value-type="float">
            <text:p>52335.913810875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4435.252812064" calcext:value-type="float">
            <text:p>144435.252812064</text:p>
          </table:table-cell>
          <table:table-cell office:value-type="float" office:value="51713.6889324389" calcext:value-type="float">
            <text:p>51713.688932438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32539.49865792" calcext:value-type="float">
            <text:p>132539.49865792</text:p>
          </table:table-cell>
          <table:table-cell office:value-type="float" office:value="50843.2691822296" calcext:value-type="float">
            <text:p>50843.269182229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0622.14946722" calcext:value-type="float">
            <text:p>140622.14946722</text:p>
          </table:table-cell>
          <table:table-cell office:value-type="float" office:value="51506.0931182908" calcext:value-type="float">
            <text:p>51506.093118290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22924.679256557" calcext:value-type="float">
            <text:p>122924.679256557</text:p>
          </table:table-cell>
          <table:table-cell office:value-type="float" office:value="50944.5374435444" calcext:value-type="float">
            <text:p>50944.537443544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5987.212938432" calcext:value-type="float">
            <text:p>125987.212938432</text:p>
          </table:table-cell>
          <table:table-cell office:value-type="float" office:value="50282.3836962535" calcext:value-type="float">
            <text:p>50282.383696253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36703.642493524" calcext:value-type="float">
            <text:p>136703.642493524</text:p>
          </table:table-cell>
          <table:table-cell office:value-type="float" office:value="51277.6985193034" calcext:value-type="float">
            <text:p>51277.698519303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916.217928923" calcext:value-type="float">
            <text:p>111916.217928923</text:p>
          </table:table-cell>
          <table:table-cell office:value-type="float" office:value="50769.8065876991" calcext:value-type="float">
            <text:p>50769.806587699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8909.181665592" calcext:value-type="float">
            <text:p>128909.181665592</text:p>
          </table:table-cell>
          <table:table-cell office:value-type="float" office:value="49870.914256677" calcext:value-type="float">
            <text:p>49870.914256677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28062.871829106" calcext:value-type="float">
            <text:p>128062.871829106</text:p>
          </table:table-cell>
          <table:table-cell office:value-type="float" office:value="49870.2800964315" calcext:value-type="float">
            <text:p>49870.280096431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97086.9934947605" calcext:value-type="float">
            <text:p>97086.9934947605</text:p>
          </table:table-cell>
          <table:table-cell office:value-type="float" office:value="49991.3119363257" calcext:value-type="float">
            <text:p>49991.311936325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52414.790723985" calcext:value-type="float">
            <text:p>152414.790723985</text:p>
          </table:table-cell>
          <table:table-cell office:value-type="float" office:value="49094.2664828668" calcext:value-type="float">
            <text:p>49094.266482866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6216.1533229495" calcext:value-type="float">
            <text:p>96216.1533229495</text:p>
          </table:table-cell>
          <table:table-cell office:value-type="float" office:value="49215.7606933224" calcext:value-type="float">
            <text:p>49215.7606933224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14988.117749481" calcext:value-type="float">
            <text:p>114988.117749481</text:p>
          </table:table-cell>
          <table:table-cell office:value-type="float" office:value="49609.18600145" calcext:value-type="float">
            <text:p>49609.1860014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28857.953065745" calcext:value-type="float">
            <text:p>128857.953065745</text:p>
          </table:table-cell>
          <table:table-cell office:value-type="float" office:value="48471.948626168" calcext:value-type="float">
            <text:p>48471.94862616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5904.053095542" calcext:value-type="float">
            <text:p>105904.053095542</text:p>
          </table:table-cell>
          <table:table-cell office:value-type="float" office:value="49147.1377500789" calcext:value-type="float">
            <text:p>49147.137750078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07977.411922807" calcext:value-type="float">
            <text:p>107977.411922807</text:p>
          </table:table-cell>
          <table:table-cell office:value-type="float" office:value="48178.7097909113" calcext:value-type="float">
            <text:p>48178.709790911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3402.784529221" calcext:value-type="float">
            <text:p>113402.784529221</text:p>
          </table:table-cell>
          <table:table-cell office:value-type="float" office:value="49025.2153187558" calcext:value-type="float">
            <text:p>49025.215318755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85609.2427702597" calcext:value-type="float">
            <text:p>85609.2427702597</text:p>
          </table:table-cell>
          <table:table-cell office:value-type="float" office:value="47865.2315124542" calcext:value-type="float">
            <text:p>47865.231512454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23514.318476818" calcext:value-type="float">
            <text:p>123514.318476818</text:p>
          </table:table-cell>
          <table:table-cell office:value-type="float" office:value="47896.2438676725" calcext:value-type="float">
            <text:p>47896.243867672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6748.422274738" calcext:value-type="float">
            <text:p>106748.422274738</text:p>
          </table:table-cell>
          <table:table-cell office:value-type="float" office:value="47423.2568061452" calcext:value-type="float">
            <text:p>47423.256806145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03761.662319557" calcext:value-type="float">
            <text:p>103761.662319557</text:p>
          </table:table-cell>
          <table:table-cell office:value-type="float" office:value="47392.7936216808" calcext:value-type="float">
            <text:p>47392.793621680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99258.4526148883" calcext:value-type="float">
            <text:p>99258.4526148883</text:p>
          </table:table-cell>
          <table:table-cell office:value-type="float" office:value="47303.5187253197" calcext:value-type="float">
            <text:p>47303.518725319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97055.889754003" calcext:value-type="float">
            <text:p>97055.889754003</text:p>
          </table:table-cell>
          <table:table-cell office:value-type="float" office:value="46600.8845426021" calcext:value-type="float">
            <text:p>46600.8845426021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03324.542228798" calcext:value-type="float">
            <text:p>103324.542228798</text:p>
          </table:table-cell>
          <table:table-cell office:value-type="float" office:value="47248.7942404007" calcext:value-type="float">
            <text:p>47248.794240400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75989.2407543922" calcext:value-type="float">
            <text:p>75989.2407543922</text:p>
          </table:table-cell>
          <table:table-cell office:value-type="float" office:value="47215.2915040142" calcext:value-type="float">
            <text:p>47215.291504014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04160.123103771" calcext:value-type="float">
            <text:p>104160.123103771</text:p>
          </table:table-cell>
          <table:table-cell office:value-type="float" office:value="45857.7270559758" calcext:value-type="float">
            <text:p>45857.727055975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6100.670313436" calcext:value-type="float">
            <text:p>106100.670313436</text:p>
          </table:table-cell>
          <table:table-cell office:value-type="float" office:value="46878.2588748678" calcext:value-type="float">
            <text:p>46878.2588748678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82409.3241410315" calcext:value-type="float">
            <text:p>82409.3241410315</text:p>
          </table:table-cell>
          <table:table-cell office:value-type="float" office:value="46091.8988778454" calcext:value-type="float">
            <text:p>46091.898877845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03176.049488549" calcext:value-type="float">
            <text:p>103176.049488549</text:p>
          </table:table-cell>
          <table:table-cell office:value-type="float" office:value="45652.7956664943" calcext:value-type="float">
            <text:p>45652.795666494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71958.0158729095" calcext:value-type="float">
            <text:p>71958.0158729095</text:p>
          </table:table-cell>
          <table:table-cell office:value-type="float" office:value="45583.790423329" calcext:value-type="float">
            <text:p>45583.79042332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07729.169337865" calcext:value-type="float">
            <text:p>107729.169337865</text:p>
          </table:table-cell>
          <table:table-cell office:value-type="float" office:value="45524.6111399958" calcext:value-type="float">
            <text:p>45524.611139995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83659.0378103115" calcext:value-type="float">
            <text:p>83659.0378103115</text:p>
          </table:table-cell>
          <table:table-cell office:value-type="float" office:value="45139.2888638761" calcext:value-type="float">
            <text:p>45139.288863876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87430.3509131095" calcext:value-type="float">
            <text:p>87430.3509131095</text:p>
          </table:table-cell>
          <table:table-cell office:value-type="float" office:value="45391.0558956014" calcext:value-type="float">
            <text:p>45391.0558956014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94829.3204350897" calcext:value-type="float">
            <text:p>94829.3204350897</text:p>
          </table:table-cell>
          <table:table-cell office:value-type="float" office:value="45024.022652198" calcext:value-type="float">
            <text:p>45024.02265219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77451.5938286902" calcext:value-type="float">
            <text:p>77451.5938286902</text:p>
          </table:table-cell>
          <table:table-cell office:value-type="float" office:value="44325.3004998458" calcext:value-type="float">
            <text:p>44325.300499845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02380.029617143" calcext:value-type="float">
            <text:p>102380.029617143</text:p>
          </table:table-cell>
          <table:table-cell office:value-type="float" office:value="44980.9431964437" calcext:value-type="float">
            <text:p>44980.943196443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4423.7800595308" calcext:value-type="float">
            <text:p>74423.7800595308</text:p>
          </table:table-cell>
          <table:table-cell office:value-type="float" office:value="44836.4587879648" calcext:value-type="float">
            <text:p>44836.458787964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97815.1052443314" calcext:value-type="float">
            <text:p>97815.1052443314</text:p>
          </table:table-cell>
          <table:table-cell office:value-type="float" office:value="44035.3620265515" calcext:value-type="float">
            <text:p>44035.362026551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72851.3134619598" calcext:value-type="float">
            <text:p>72851.3134619598</text:p>
          </table:table-cell>
          <table:table-cell office:value-type="float" office:value="43880.6335523131" calcext:value-type="float">
            <text:p>43880.633552313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00301.713191633" calcext:value-type="float">
            <text:p>100301.713191633</text:p>
          </table:table-cell>
          <table:table-cell office:value-type="float" office:value="44484.0739711057" calcext:value-type="float">
            <text:p>44484.073971105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73341.1651600058" calcext:value-type="float">
            <text:p>73341.1651600058</text:p>
          </table:table-cell>
          <table:table-cell office:value-type="float" office:value="43516.0766408668" calcext:value-type="float">
            <text:p>43516.0766408668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99413.6216040058" calcext:value-type="float">
            <text:p>99413.6216040058</text:p>
          </table:table-cell>
          <table:table-cell office:value-type="float" office:value="43428.9002643905" calcext:value-type="float">
            <text:p>43428.900264390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6439.8389695058" calcext:value-type="float">
            <text:p>66439.8389695058</text:p>
          </table:table-cell>
          <table:table-cell office:value-type="float" office:value="42446.899078102" calcext:value-type="float">
            <text:p>42446.89907810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94391.0202266941" calcext:value-type="float">
            <text:p>94391.0202266941</text:p>
          </table:table-cell>
          <table:table-cell office:value-type="float" office:value="43404.3578143393" calcext:value-type="float">
            <text:p>43404.357814339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8862.0063033856" calcext:value-type="float">
            <text:p>68862.0063033856</text:p>
          </table:table-cell>
          <table:table-cell office:value-type="float" office:value="43181.4030305863" calcext:value-type="float">
            <text:p>43181.4030305863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00718.431248431" calcext:value-type="float">
            <text:p>100718.431248431</text:p>
          </table:table-cell>
          <table:table-cell office:value-type="float" office:value="42743.9451138095" calcext:value-type="float">
            <text:p>42743.945113809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5668.6613374925" calcext:value-type="float">
            <text:p>65668.6613374925</text:p>
          </table:table-cell>
          <table:table-cell office:value-type="float" office:value="42122.1188784214" calcext:value-type="float">
            <text:p>42122.1188784214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90055.9514340988" calcext:value-type="float">
            <text:p>90055.9514340988</text:p>
          </table:table-cell>
          <table:table-cell office:value-type="float" office:value="42075.2596314192" calcext:value-type="float">
            <text:p>42075.259631419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6376.3389776462" calcext:value-type="float">
            <text:p>66376.3389776462</text:p>
          </table:table-cell>
          <table:table-cell office:value-type="float" office:value="41874.2402591775" calcext:value-type="float">
            <text:p>41874.240259177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76884.4490797615" calcext:value-type="float">
            <text:p>76884.4490797615</text:p>
          </table:table-cell>
          <table:table-cell office:value-type="float" office:value="41960.3651612244" calcext:value-type="float">
            <text:p>41960.3651612244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74836.3143844625" calcext:value-type="float">
            <text:p>74836.3143844625</text:p>
          </table:table-cell>
          <table:table-cell office:value-type="float" office:value="41854.9768643112" calcext:value-type="float">
            <text:p>41854.976864311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77967.494053588" calcext:value-type="float">
            <text:p>77967.494053588</text:p>
          </table:table-cell>
          <table:table-cell office:value-type="float" office:value="41165.283934979" calcext:value-type="float">
            <text:p>41165.28393497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70377.8587759458" calcext:value-type="float">
            <text:p>70377.8587759458</text:p>
          </table:table-cell>
          <table:table-cell office:value-type="float" office:value="41573.9014224043" calcext:value-type="float">
            <text:p>41573.9014224043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2881.6070283257" calcext:value-type="float">
            <text:p>62881.6070283257</text:p>
          </table:table-cell>
          <table:table-cell office:value-type="float" office:value="41372.3466540759" calcext:value-type="float">
            <text:p>41372.346654075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1106.6044693914" calcext:value-type="float">
            <text:p>81106.6044693914</text:p>
          </table:table-cell>
          <table:table-cell office:value-type="float" office:value="40392.6742694865" calcext:value-type="float">
            <text:p>40392.674269486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7078.8412121746" calcext:value-type="float">
            <text:p>67078.8412121746</text:p>
          </table:table-cell>
          <table:table-cell office:value-type="float" office:value="41185.4775236639" calcext:value-type="float">
            <text:p>41185.477523663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6191.6064504472" calcext:value-type="float">
            <text:p>76191.6064504472</text:p>
          </table:table-cell>
          <table:table-cell office:value-type="float" office:value="40292.3986578605" calcext:value-type="float">
            <text:p>40292.3986578605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1629.3807158005" calcext:value-type="float">
            <text:p>61629.3807158005</text:p>
          </table:table-cell>
          <table:table-cell office:value-type="float" office:value="40126.4064472865" calcext:value-type="float">
            <text:p>40126.406447286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77045.6671678362" calcext:value-type="float">
            <text:p>77045.6671678362</text:p>
          </table:table-cell>
          <table:table-cell office:value-type="float" office:value="40624.5964839395" calcext:value-type="float">
            <text:p>40624.596483939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1235.8927207412" calcext:value-type="float">
            <text:p>61235.8927207412</text:p>
          </table:table-cell>
          <table:table-cell office:value-type="float" office:value="39873.0662953771" calcext:value-type="float">
            <text:p>39873.066295377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0705.4733128353" calcext:value-type="float">
            <text:p>60705.4733128353</text:p>
          </table:table-cell>
          <table:table-cell office:value-type="float" office:value="39650.4716307069" calcext:value-type="float">
            <text:p>39650.4716307069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7302.9151711322" calcext:value-type="float">
            <text:p>77302.9151711322</text:p>
          </table:table-cell>
          <table:table-cell office:value-type="float" office:value="39754.0063099107" calcext:value-type="float">
            <text:p>39754.006309910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59995.3394122689" calcext:value-type="float">
            <text:p>59995.3394122689</text:p>
          </table:table-cell>
          <table:table-cell office:value-type="float" office:value="39692.1259210576" calcext:value-type="float">
            <text:p>39692.1259210576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54560.6201021849" calcext:value-type="float">
            <text:p>54560.6201021849</text:p>
          </table:table-cell>
          <table:table-cell office:value-type="float" office:value="38782.5235451695" calcext:value-type="float">
            <text:p>38782.523545169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81612.5979134109" calcext:value-type="float">
            <text:p>81612.5979134109</text:p>
          </table:table-cell>
          <table:table-cell office:value-type="float" office:value="39453.4644180673" calcext:value-type="float">
            <text:p>39453.464418067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55336.1314236459" calcext:value-type="float">
            <text:p>55336.1314236459</text:p>
          </table:table-cell>
          <table:table-cell office:value-type="float" office:value="38732.9479958451" calcext:value-type="float">
            <text:p>38732.947995845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7338.9205285757" calcext:value-type="float">
            <text:p>57338.9205285757</text:p>
          </table:table-cell>
          <table:table-cell office:value-type="float" office:value="38493.9848328813" calcext:value-type="float">
            <text:p>38493.984832881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9426.2070812622" calcext:value-type="float">
            <text:p>69426.2070812622</text:p>
          </table:table-cell>
          <table:table-cell office:value-type="float" office:value="38405.6805870005" calcext:value-type="float">
            <text:p>38405.680587000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51675.8056032667" calcext:value-type="float">
            <text:p>51675.8056032667</text:p>
          </table:table-cell>
          <table:table-cell office:value-type="float" office:value="38436.9332568064" calcext:value-type="float">
            <text:p>38436.9332568064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53579.9562466229" calcext:value-type="float">
            <text:p>53579.9562466229</text:p>
          </table:table-cell>
          <table:table-cell office:value-type="float" office:value="37377.6213402577" calcext:value-type="float">
            <text:p>37377.621340257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8511.4702854429" calcext:value-type="float">
            <text:p>68511.4702854429</text:p>
          </table:table-cell>
          <table:table-cell office:value-type="float" office:value="38099.4910614683" calcext:value-type="float">
            <text:p>38099.491061468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50747.8990798801" calcext:value-type="float">
            <text:p>50747.8990798801</text:p>
          </table:table-cell>
          <table:table-cell office:value-type="float" office:value="37399.8083476662" calcext:value-type="float">
            <text:p>37399.808347666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54019.7573440817" calcext:value-type="float">
            <text:p>54019.7573440817</text:p>
          </table:table-cell>
          <table:table-cell office:value-type="float" office:value="37973.5428603974" calcext:value-type="float">
            <text:p>37973.542860397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2998.7533380949" calcext:value-type="float">
            <text:p>62998.7533380949</text:p>
          </table:table-cell>
          <table:table-cell office:value-type="float" office:value="37119.008446146" calcext:value-type="float">
            <text:p>37119.00844614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48994.658581417" calcext:value-type="float">
            <text:p>48994.658581417</text:p>
          </table:table-cell>
          <table:table-cell office:value-type="float" office:value="37155.1253166534" calcext:value-type="float">
            <text:p>37155.125316653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6726.8861991084" calcext:value-type="float">
            <text:p>46726.8861991084</text:p>
          </table:table-cell>
          <table:table-cell office:value-type="float" office:value="36983.1529630117" calcext:value-type="float">
            <text:p>36983.152963011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5288.5398971045" calcext:value-type="float">
            <text:p>65288.5398971045</text:p>
          </table:table-cell>
          <table:table-cell office:value-type="float" office:value="36384.2391196751" calcext:value-type="float">
            <text:p>36384.239119675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6617.9455208676" calcext:value-type="float">
            <text:p>46617.9455208676</text:p>
          </table:table-cell>
          <table:table-cell office:value-type="float" office:value="36404.9149270607" calcext:value-type="float">
            <text:p>36404.914927060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4551.1307056762" calcext:value-type="float">
            <text:p>44551.1307056762</text:p>
          </table:table-cell>
          <table:table-cell office:value-type="float" office:value="35920.0855419597" calcext:value-type="float">
            <text:p>35920.085541959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0030.7558018401" calcext:value-type="float">
            <text:p>60030.7558018401</text:p>
          </table:table-cell>
          <table:table-cell office:value-type="float" office:value="36669.21176135" calcext:value-type="float">
            <text:p>36669.21176135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6700.095779535" calcext:value-type="float">
            <text:p>46700.095779535</text:p>
          </table:table-cell>
          <table:table-cell office:value-type="float" office:value="35688.4890020747" calcext:value-type="float">
            <text:p>35688.489002074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3716.1271231638" calcext:value-type="float">
            <text:p>43716.1271231638</text:p>
          </table:table-cell>
          <table:table-cell office:value-type="float" office:value="35648.5109047386" calcext:value-type="float">
            <text:p>35648.510904738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4206.6392865985" calcext:value-type="float">
            <text:p>44206.6392865985</text:p>
          </table:table-cell>
          <table:table-cell office:value-type="float" office:value="34878.0738403167" calcext:value-type="float">
            <text:p>34878.073840316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1340.2916134875" calcext:value-type="float">
            <text:p>51340.2916134875</text:p>
          </table:table-cell>
          <table:table-cell office:value-type="float" office:value="35597.8035836455" calcext:value-type="float">
            <text:p>35597.803583645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5603.6679960172" calcext:value-type="float">
            <text:p>45603.6679960172</text:p>
          </table:table-cell>
          <table:table-cell office:value-type="float" office:value="35093.5876782729" calcext:value-type="float">
            <text:p>35093.587678272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9713.3328006344" calcext:value-type="float">
            <text:p>39713.3328006344</text:p>
          </table:table-cell>
          <table:table-cell office:value-type="float" office:value="34973.1930023852" calcext:value-type="float">
            <text:p>34973.19300238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808.7043523551" calcext:value-type="float">
            <text:p>39808.7043523551</text:p>
          </table:table-cell>
          <table:table-cell office:value-type="float" office:value="35379.2528650685" calcext:value-type="float">
            <text:p>35379.252865068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2638.3153258067" calcext:value-type="float">
            <text:p>42638.3153258067</text:p>
          </table:table-cell>
          <table:table-cell office:value-type="float" office:value="35196.4387710471" calcext:value-type="float">
            <text:p>35196.438771047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7402.9878811833" calcext:value-type="float">
            <text:p>37402.9878811833</text:p>
          </table:table-cell>
          <table:table-cell office:value-type="float" office:value="35151.6239629509" calcext:value-type="float">
            <text:p>35151.6239629509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51095.9359122624" calcext:value-type="float">
            <text:p>51095.9359122624</text:p>
          </table:table-cell>
          <table:table-cell office:value-type="float" office:value="34773.6990688379" calcext:value-type="float">
            <text:p>34773.6990688379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42155.808725429" calcext:value-type="float">
            <text:p>42155.808725429</text:p>
          </table:table-cell>
          <table:table-cell office:value-type="float" office:value="34651.5578402931" calcext:value-type="float">
            <text:p>34651.557840293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7521.8136934555" calcext:value-type="float">
            <text:p>37521.8136934555</text:p>
          </table:table-cell>
          <table:table-cell office:value-type="float" office:value="34147.6886434368" calcext:value-type="float">
            <text:p>34147.6886434368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6893.0829515431" calcext:value-type="float">
            <text:p>36893.0829515431</text:p>
          </table:table-cell>
          <table:table-cell office:value-type="float" office:value="33471.0745413087" calcext:value-type="float">
            <text:p>33471.0745413087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41573.411196362" calcext:value-type="float">
            <text:p>41573.411196362</text:p>
          </table:table-cell>
          <table:table-cell office:value-type="float" office:value="34186.2970572836" calcext:value-type="float">
            <text:p>34186.2970572836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1400.9349026287" calcext:value-type="float">
            <text:p>31400.9349026287</text:p>
          </table:table-cell>
          <table:table-cell office:value-type="float" office:value="34061.9119158384" calcext:value-type="float">
            <text:p>34061.9119158384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9831.4234564234" calcext:value-type="float">
            <text:p>39831.4234564234</text:p>
          </table:table-cell>
          <table:table-cell office:value-type="float" office:value="33549.2674650924" calcext:value-type="float">
            <text:p>33549.267465092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7070.421222273" calcext:value-type="float">
            <text:p>37070.421222273</text:p>
          </table:table-cell>
          <table:table-cell office:value-type="float" office:value="32804.1160422274" calcext:value-type="float">
            <text:p>32804.1160422274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4264.3429590332" calcext:value-type="float">
            <text:p>44264.3429590332</text:p>
          </table:table-cell>
          <table:table-cell office:value-type="float" office:value="33548.6571032238" calcext:value-type="float">
            <text:p>33548.6571032238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1618.9066159555" calcext:value-type="float">
            <text:p>31618.9066159555</text:p>
          </table:table-cell>
          <table:table-cell office:value-type="float" office:value="32009.76630482" calcext:value-type="float">
            <text:p>32009.76630482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30219.9212934856" calcext:value-type="float">
            <text:p>30219.9212934856</text:p>
          </table:table-cell>
          <table:table-cell office:value-type="float" office:value="33292.8619834635" calcext:value-type="float">
            <text:p>33292.8619834635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44321.9416761175" calcext:value-type="float">
            <text:p>44321.9416761175</text:p>
          </table:table-cell>
          <table:table-cell office:value-type="float" office:value="32003.9861486312" calcext:value-type="float">
            <text:p>32003.986148631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2667.9073100273" calcext:value-type="float">
            <text:p>32667.9073100273</text:p>
          </table:table-cell>
          <table:table-cell office:value-type="float" office:value="31958.2216559473" calcext:value-type="float">
            <text:p>31958.221655947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2267.5478772253" calcext:value-type="float">
            <text:p>32267.5478772253</text:p>
          </table:table-cell>
          <table:table-cell office:value-type="float" office:value="32574.601902524" calcext:value-type="float">
            <text:p>32574.601902524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1423.627696355" calcext:value-type="float">
            <text:p>31423.627696355</text:p>
          </table:table-cell>
          <table:table-cell office:value-type="float" office:value="31410.3923467835" calcext:value-type="float">
            <text:p>31410.3923467835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43814.4604679692" calcext:value-type="float">
            <text:p>43814.4604679692</text:p>
          </table:table-cell>
          <table:table-cell office:value-type="float" office:value="31226.6787783248" calcext:value-type="float">
            <text:p>31226.6787783248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9937.0008384934" calcext:value-type="float">
            <text:p>29937.0008384934</text:p>
          </table:table-cell>
          <table:table-cell office:value-type="float" office:value="31100.7471281667" calcext:value-type="float">
            <text:p>31100.747128166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8078.3373480003" calcext:value-type="float">
            <text:p>28078.3373480003</text:p>
          </table:table-cell>
          <table:table-cell office:value-type="float" office:value="30913.0772753885" calcext:value-type="float">
            <text:p>30913.0772753885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40340.2274738307" calcext:value-type="float">
            <text:p>40340.2274738307</text:p>
          </table:table-cell>
          <table:table-cell office:value-type="float" office:value="30682.6165855961" calcext:value-type="float">
            <text:p>30682.616585596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30064.3235546976" calcext:value-type="float">
            <text:p>30064.3235546976</text:p>
          </table:table-cell>
          <table:table-cell office:value-type="float" office:value="30605.9132443796" calcext:value-type="float">
            <text:p>30605.9132443796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8299.1408303908" calcext:value-type="float">
            <text:p>28299.1408303908</text:p>
          </table:table-cell>
          <table:table-cell office:value-type="float" office:value="30399.3377390007" calcext:value-type="float">
            <text:p>30399.3377390007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0568.003627466" calcext:value-type="float">
            <text:p>30568.003627466</text:p>
          </table:table-cell>
          <table:table-cell office:value-type="float" office:value="30230.5562484833" calcext:value-type="float">
            <text:p>30230.556248483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0027.0533980211" calcext:value-type="float">
            <text:p>40027.0533980211</text:p>
          </table:table-cell>
          <table:table-cell office:value-type="float" office:value="30149.6161761477" calcext:value-type="float">
            <text:p>30149.6161761477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31337.8916511085" calcext:value-type="float">
            <text:p>31337.8916511085</text:p>
          </table:table-cell>
          <table:table-cell office:value-type="float" office:value="30072.8370250637" calcext:value-type="float">
            <text:p>30072.83702506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4T07:57:28.842000000</dc:date>
    <meta:editing-duration>PT5M50S</meta:editing-duration>
    <meta:editing-cycles>1</meta:editing-cycles>
    <meta:document-statistic meta:table-count="1" meta:cell-count="665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81cm" svg:height="15.566cm" xlink:href=".." xlink:type="simple" chart:class="chart:scatter" chart:style-name="ch1">
        <chart:title svg:x="8.511cm" svg:y="0.447cm" chart:style-name="ch2">
          <text:p>960 Pro random insert rate</text:p>
        </chart:title>
        <chart:subtitle svg:x="8.643cm" svg:y="1.537cm" chart:style-name="ch3">
          <text:p>key: 8 bytes, value 120 bytes</text:p>
        </chart:subtitle>
        <chart:legend chart:legend-position="end" svg:x="19.682cm" svg:y="7.235cm" style:legend-expansion="high" chart:style-name="ch4"/>
        <chart:plot-area chart:style-name="ch5" table:cell-range-address="t0.A1:t0.C222" chart:data-source-has-labels="row" svg:x="1.46cm" svg:y="2.531cm" svg:width="17.773cm" svg:height="11.743cm">
          <chartooo:coordinate-region svg:x="2.822cm" svg:y="2.731cm" svg:width="16.039cm" svg:height="10.896cm"/>
          <chart:axis chart:dimension="x" chart:name="primary-x" chart:style-name="ch6">
            <chart:title svg:x="7.881cm" svg:y="14.585cm" chart:style-name="ch7">
              <text:p>Total number of records (millions)</text:p>
            </chart:title>
            <chart:grid chart:style-name="ch8" chart:class="major"/>
          </chart:axis>
          <chart:axis chart:dimension="y" chart:name="primary-y" chart:style-name="ch9">
            <chart:title svg:x="0.451cm" svg:y="9.782cm" chart:style-name="ch10">
              <text:p>Inserts per second</text:p>
            </chart:title>
            <chart:grid chart:style-name="ch8" chart:class="major"/>
          </chart:axis>
          <chart:series chart:style-name="ch11" chart:values-cell-range-address="t0.B2:t0.B222" chart:label-cell-address="t0.B1:t0.B1" chart:class="chart:scatter">
            <chart:domain table:cell-range-address="t0.A2:t0.A222"/>
            <chart:data-point chart:repeated="221"/>
          </chart:series>
          <chart:series chart:style-name="ch12" chart:values-cell-range-address="t0.C2:t0.C222" chart:label-cell-address="t0.C1:t0.C1" chart:class="chart:scatter">
            <chart:data-point chart:repeated="2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cksDB</text:p>
                <draw:g>
                  <svg:desc>t0.B1:t0.B1</svg:desc>
                </draw:g>
              </table:table-cell>
              <table:table-cell office:value-type="string">
                <text:p>Tupl</text:p>
                <draw:g>
                  <svg:desc>t0.C1:t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t0.A2:t0.A222</svg:desc>
                </draw:g>
              </table:table-cell>
              <table:table-cell office:value-type="float" office:value="379849.069502916">
                <text:p>379849.069502916</text:p>
                <draw:g>
                  <svg:desc>t0.B2:t0.B222</svg:desc>
                </draw:g>
              </table:table-cell>
              <table:table-cell office:value-type="float" office:value="441623.175318827">
                <text:p>441623.175318827</text:p>
                <draw:g>
                  <svg:desc>t0.C2:t0.C2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336071.757438424">
                <text:p>336071.757438424</text:p>
              </table:table-cell>
              <table:table-cell office:value-type="float" office:value="431176.036958646">
                <text:p>431176.036958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302942.87954894">
                <text:p>302942.87954894</text:p>
              </table:table-cell>
              <table:table-cell office:value-type="float" office:value="345270.591105839">
                <text:p>345270.591105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330745.284938507">
                <text:p>330745.284938507</text:p>
              </table:table-cell>
              <table:table-cell office:value-type="float" office:value="246782.868354486">
                <text:p>246782.868354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322170.561108061">
                <text:p>322170.561108061</text:p>
              </table:table-cell>
              <table:table-cell office:value-type="float" office:value="175608.491169895">
                <text:p>175608.491169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264296.219809733">
                <text:p>264296.219809733</text:p>
              </table:table-cell>
              <table:table-cell office:value-type="float" office:value="159747.090956768">
                <text:p>159747.090956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365129.469796136">
                <text:p>365129.469796136</text:p>
              </table:table-cell>
              <table:table-cell office:value-type="float" office:value="139680.745094689">
                <text:p>139680.745094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">
                <text:p>130</text:p>
              </table:table-cell>
              <table:table-cell office:value-type="float" office:value="279092.288874103">
                <text:p>279092.288874103</text:p>
              </table:table-cell>
              <table:table-cell office:value-type="float" office:value="125911.940223575">
                <text:p>125911.940223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257361.664697702">
                <text:p>257361.664697702</text:p>
              </table:table-cell>
              <table:table-cell office:value-type="float" office:value="116037.663892735">
                <text:p>116037.663892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282568.789921731">
                <text:p>282568.789921731</text:p>
              </table:table-cell>
              <table:table-cell office:value-type="float" office:value="110998.70342567">
                <text:p>110998.70342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285883.409966743">
                <text:p>285883.409966743</text:p>
              </table:table-cell>
              <table:table-cell office:value-type="float" office:value="108479.05913764">
                <text:p>108479.05913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">
                <text:p>170</text:p>
              </table:table-cell>
              <table:table-cell office:value-type="float" office:value="300125.074488711">
                <text:p>300125.074488711</text:p>
              </table:table-cell>
              <table:table-cell office:value-type="float" office:value="99956.8894417379">
                <text:p>99956.8894417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310456.384737635">
                <text:p>310456.384737635</text:p>
              </table:table-cell>
              <table:table-cell office:value-type="float" office:value="98001.8153948905">
                <text:p>98001.8153948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">
                <text:p>190</text:p>
              </table:table-cell>
              <table:table-cell office:value-type="float" office:value="242601.612235759">
                <text:p>242601.612235759</text:p>
              </table:table-cell>
              <table:table-cell office:value-type="float" office:value="93481.8972762898">
                <text:p>93481.8972762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312285.993004743">
                <text:p>312285.993004743</text:p>
              </table:table-cell>
              <table:table-cell office:value-type="float" office:value="91683.6541852784">
                <text:p>91683.6541852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153422.322795515">
                <text:p>153422.322795515</text:p>
              </table:table-cell>
              <table:table-cell office:value-type="float" office:value="90026.2861184323">
                <text:p>90026.2861184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0">
                <text:p>220</text:p>
              </table:table-cell>
              <table:table-cell office:value-type="float" office:value="195567.696606912">
                <text:p>195567.696606912</text:p>
              </table:table-cell>
              <table:table-cell office:value-type="float" office:value="89364.5626569729">
                <text:p>89364.56265697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0">
                <text:p>230</text:p>
              </table:table-cell>
              <table:table-cell office:value-type="float" office:value="207512.543220876">
                <text:p>207512.543220876</text:p>
              </table:table-cell>
              <table:table-cell office:value-type="float" office:value="85445.9164031814">
                <text:p>85445.91640318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204178.074259707">
                <text:p>204178.074259707</text:p>
              </table:table-cell>
              <table:table-cell office:value-type="float" office:value="84686.2436349616">
                <text:p>84686.2436349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236101.95954382">
                <text:p>236101.95954382</text:p>
              </table:table-cell>
              <table:table-cell office:value-type="float" office:value="84023.0525356576">
                <text:p>84023.0525356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">
                <text:p>260</text:p>
              </table:table-cell>
              <table:table-cell office:value-type="float" office:value="233362.328839602">
                <text:p>233362.328839602</text:p>
              </table:table-cell>
              <table:table-cell office:value-type="float" office:value="81602.3394641281">
                <text:p>81602.33946412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">
                <text:p>270</text:p>
              </table:table-cell>
              <table:table-cell office:value-type="float" office:value="282371.497485783">
                <text:p>282371.497485783</text:p>
              </table:table-cell>
              <table:table-cell office:value-type="float" office:value="81821.837196937">
                <text:p>81821.8371969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0">
                <text:p>280</text:p>
              </table:table-cell>
              <table:table-cell office:value-type="float" office:value="247112.339387339">
                <text:p>247112.339387339</text:p>
              </table:table-cell>
              <table:table-cell office:value-type="float" office:value="78813.2611439698">
                <text:p>78813.26114396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0">
                <text:p>290</text:p>
              </table:table-cell>
              <table:table-cell office:value-type="float" office:value="222796.641183005">
                <text:p>222796.641183005</text:p>
              </table:table-cell>
              <table:table-cell office:value-type="float" office:value="79503.3394393395">
                <text:p>79503.33943933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272691.845989143">
                <text:p>272691.845989143</text:p>
              </table:table-cell>
              <table:table-cell office:value-type="float" office:value="77241.6463966852">
                <text:p>77241.64639668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0">
                <text:p>310</text:p>
              </table:table-cell>
              <table:table-cell office:value-type="float" office:value="254963.586758459">
                <text:p>254963.586758459</text:p>
              </table:table-cell>
              <table:table-cell office:value-type="float" office:value="76665.4597465316">
                <text:p>76665.4597465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0">
                <text:p>320</text:p>
              </table:table-cell>
              <table:table-cell office:value-type="float" office:value="264023.447470816">
                <text:p>264023.447470816</text:p>
              </table:table-cell>
              <table:table-cell office:value-type="float" office:value="74090.8015455099">
                <text:p>74090.80154550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0">
                <text:p>330</text:p>
              </table:table-cell>
              <table:table-cell office:value-type="float" office:value="242270.619734034">
                <text:p>242270.619734034</text:p>
              </table:table-cell>
              <table:table-cell office:value-type="float" office:value="75978.77319178">
                <text:p>75978.773191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0">
                <text:p>340</text:p>
              </table:table-cell>
              <table:table-cell office:value-type="float" office:value="225323.465497378">
                <text:p>225323.465497378</text:p>
              </table:table-cell>
              <table:table-cell office:value-type="float" office:value="75607.4520560598">
                <text:p>75607.4520560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0">
                <text:p>350</text:p>
              </table:table-cell>
              <table:table-cell office:value-type="float" office:value="218961.588643407">
                <text:p>218961.588643407</text:p>
              </table:table-cell>
              <table:table-cell office:value-type="float" office:value="73130.137545864">
                <text:p>73130.137545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0">
                <text:p>360</text:p>
              </table:table-cell>
              <table:table-cell office:value-type="float" office:value="234554.945299131">
                <text:p>234554.945299131</text:p>
              </table:table-cell>
              <table:table-cell office:value-type="float" office:value="74512.5701841717">
                <text:p>74512.5701841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0">
                <text:p>370</text:p>
              </table:table-cell>
              <table:table-cell office:value-type="float" office:value="271054.556784286">
                <text:p>271054.556784286</text:p>
              </table:table-cell>
              <table:table-cell office:value-type="float" office:value="72362.7272860763">
                <text:p>72362.72728607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0">
                <text:p>380</text:p>
              </table:table-cell>
              <table:table-cell office:value-type="float" office:value="230283.733655827">
                <text:p>230283.733655827</text:p>
              </table:table-cell>
              <table:table-cell office:value-type="float" office:value="72004.8637947189">
                <text:p>72004.86379471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0">
                <text:p>390</text:p>
              </table:table-cell>
              <table:table-cell office:value-type="float" office:value="223037.902407468">
                <text:p>223037.902407468</text:p>
              </table:table-cell>
              <table:table-cell office:value-type="float" office:value="72049.7419666849">
                <text:p>72049.74196668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">
                <text:p>400</text:p>
              </table:table-cell>
              <table:table-cell office:value-type="float" office:value="222649.817331635">
                <text:p>222649.817331635</text:p>
              </table:table-cell>
              <table:table-cell office:value-type="float" office:value="71299.5369138226">
                <text:p>71299.5369138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">
                <text:p>410</text:p>
              </table:table-cell>
              <table:table-cell office:value-type="float" office:value="218060.185689647">
                <text:p>218060.185689647</text:p>
              </table:table-cell>
              <table:table-cell office:value-type="float" office:value="71396.625513025">
                <text:p>71396.6255130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0">
                <text:p>420</text:p>
              </table:table-cell>
              <table:table-cell office:value-type="float" office:value="225378.11977812">
                <text:p>225378.11977812</text:p>
              </table:table-cell>
              <table:table-cell office:value-type="float" office:value="70556.1441336089">
                <text:p>70556.14413360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0">
                <text:p>430</text:p>
              </table:table-cell>
              <table:table-cell office:value-type="float" office:value="217361.151850041">
                <text:p>217361.151850041</text:p>
              </table:table-cell>
              <table:table-cell office:value-type="float" office:value="70445.1091312245">
                <text:p>70445.1091312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0">
                <text:p>440</text:p>
              </table:table-cell>
              <table:table-cell office:value-type="float" office:value="198309.271877899">
                <text:p>198309.271877899</text:p>
              </table:table-cell>
              <table:table-cell office:value-type="float" office:value="68816.8019905692">
                <text:p>68816.80199056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0">
                <text:p>450</text:p>
              </table:table-cell>
              <table:table-cell office:value-type="float" office:value="207025.483108816">
                <text:p>207025.483108816</text:p>
              </table:table-cell>
              <table:table-cell office:value-type="float" office:value="70427.1646688689">
                <text:p>70427.1646688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0">
                <text:p>460</text:p>
              </table:table-cell>
              <table:table-cell office:value-type="float" office:value="226232.440391531">
                <text:p>226232.440391531</text:p>
              </table:table-cell>
              <table:table-cell office:value-type="float" office:value="69966.1531927215">
                <text:p>69966.15319272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0">
                <text:p>470</text:p>
              </table:table-cell>
              <table:table-cell office:value-type="float" office:value="213847.651507226">
                <text:p>213847.651507226</text:p>
              </table:table-cell>
              <table:table-cell office:value-type="float" office:value="68612.7160548929">
                <text:p>68612.71605489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">
                <text:p>480</text:p>
              </table:table-cell>
              <table:table-cell office:value-type="float" office:value="192491.156741157">
                <text:p>192491.156741157</text:p>
              </table:table-cell>
              <table:table-cell office:value-type="float" office:value="69335.0656147859">
                <text:p>69335.06561478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0">
                <text:p>490</text:p>
              </table:table-cell>
              <table:table-cell office:value-type="float" office:value="195330.945546632">
                <text:p>195330.945546632</text:p>
              </table:table-cell>
              <table:table-cell office:value-type="float" office:value="67996.6312154668">
                <text:p>67996.63121546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">
                <text:p>500</text:p>
              </table:table-cell>
              <table:table-cell office:value-type="float" office:value="193267.217625708">
                <text:p>193267.217625708</text:p>
              </table:table-cell>
              <table:table-cell office:value-type="float" office:value="67104.4929410554">
                <text:p>67104.4929410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0">
                <text:p>510</text:p>
              </table:table-cell>
              <table:table-cell office:value-type="float" office:value="201806.946505089">
                <text:p>201806.946505089</text:p>
              </table:table-cell>
              <table:table-cell office:value-type="float" office:value="67165.65500895">
                <text:p>67165.65500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0">
                <text:p>520</text:p>
              </table:table-cell>
              <table:table-cell office:value-type="float" office:value="200903.711422499">
                <text:p>200903.711422499</text:p>
              </table:table-cell>
              <table:table-cell office:value-type="float" office:value="68732.0540413167">
                <text:p>68732.054041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0">
                <text:p>530</text:p>
              </table:table-cell>
              <table:table-cell office:value-type="float" office:value="183186.110040656">
                <text:p>183186.110040656</text:p>
              </table:table-cell>
              <table:table-cell office:value-type="float" office:value="67248.5517345169">
                <text:p>67248.55173451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0">
                <text:p>540</text:p>
              </table:table-cell>
              <table:table-cell office:value-type="float" office:value="185411.100668601">
                <text:p>185411.100668601</text:p>
              </table:table-cell>
              <table:table-cell office:value-type="float" office:value="66986.4079401866">
                <text:p>66986.4079401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0">
                <text:p>550</text:p>
              </table:table-cell>
              <table:table-cell office:value-type="float" office:value="194277.056961303">
                <text:p>194277.056961303</text:p>
              </table:table-cell>
              <table:table-cell office:value-type="float" office:value="66646.8748268748">
                <text:p>66646.87482687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0">
                <text:p>560</text:p>
              </table:table-cell>
              <table:table-cell office:value-type="float" office:value="191889.613993089">
                <text:p>191889.613993089</text:p>
              </table:table-cell>
              <table:table-cell office:value-type="float" office:value="66458.0797962388">
                <text:p>66458.07979623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0">
                <text:p>570</text:p>
              </table:table-cell>
              <table:table-cell office:value-type="float" office:value="199119.620747072">
                <text:p>199119.620747072</text:p>
              </table:table-cell>
              <table:table-cell office:value-type="float" office:value="66424.4733055859">
                <text:p>66424.47330558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0">
                <text:p>580</text:p>
              </table:table-cell>
              <table:table-cell office:value-type="float" office:value="180419.438034632">
                <text:p>180419.438034632</text:p>
              </table:table-cell>
              <table:table-cell office:value-type="float" office:value="66093.9816037236">
                <text:p>66093.9816037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0">
                <text:p>590</text:p>
              </table:table-cell>
              <table:table-cell office:value-type="float" office:value="175098.871835714">
                <text:p>175098.871835714</text:p>
              </table:table-cell>
              <table:table-cell office:value-type="float" office:value="64766.8642699887">
                <text:p>64766.86426998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">
                <text:p>600</text:p>
              </table:table-cell>
              <table:table-cell office:value-type="float" office:value="177407.86185429">
                <text:p>177407.86185429</text:p>
              </table:table-cell>
              <table:table-cell office:value-type="float" office:value="65592.3069059028">
                <text:p>65592.30690590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0">
                <text:p>610</text:p>
              </table:table-cell>
              <table:table-cell office:value-type="float" office:value="183473.138545866">
                <text:p>183473.138545866</text:p>
              </table:table-cell>
              <table:table-cell office:value-type="float" office:value="65645.2141793348">
                <text:p>65645.21417933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0">
                <text:p>620</text:p>
              </table:table-cell>
              <table:table-cell office:value-type="float" office:value="196069.319530858">
                <text:p>196069.319530858</text:p>
              </table:table-cell>
              <table:table-cell office:value-type="float" office:value="64370.8608900916">
                <text:p>64370.86089009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0">
                <text:p>630</text:p>
              </table:table-cell>
              <table:table-cell office:value-type="float" office:value="184678.162564955">
                <text:p>184678.162564955</text:p>
              </table:table-cell>
              <table:table-cell office:value-type="float" office:value="65241.9130519331">
                <text:p>65241.91305193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0">
                <text:p>640</text:p>
              </table:table-cell>
              <table:table-cell office:value-type="float" office:value="174230.423195335">
                <text:p>174230.423195335</text:p>
              </table:table-cell>
              <table:table-cell office:value-type="float" office:value="63662.1952430721">
                <text:p>63662.19524307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0">
                <text:p>650</text:p>
              </table:table-cell>
              <table:table-cell office:value-type="float" office:value="188705.523475398">
                <text:p>188705.523475398</text:p>
              </table:table-cell>
              <table:table-cell office:value-type="float" office:value="65208.3701160582">
                <text:p>65208.37011605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0">
                <text:p>660</text:p>
              </table:table-cell>
              <table:table-cell office:value-type="float" office:value="153391.242609993">
                <text:p>153391.242609993</text:p>
              </table:table-cell>
              <table:table-cell office:value-type="float" office:value="63637.7045225888">
                <text:p>63637.70452258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0">
                <text:p>670</text:p>
              </table:table-cell>
              <table:table-cell office:value-type="float" office:value="177087.868280851">
                <text:p>177087.868280851</text:p>
              </table:table-cell>
              <table:table-cell office:value-type="float" office:value="64623.565306654">
                <text:p>64623.5653066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0">
                <text:p>680</text:p>
              </table:table-cell>
              <table:table-cell office:value-type="float" office:value="169869.949344526">
                <text:p>169869.949344526</text:p>
              </table:table-cell>
              <table:table-cell office:value-type="float" office:value="63010.4072413747">
                <text:p>63010.40724137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0">
                <text:p>690</text:p>
              </table:table-cell>
              <table:table-cell office:value-type="float" office:value="177369.273619274">
                <text:p>177369.273619274</text:p>
              </table:table-cell>
              <table:table-cell office:value-type="float" office:value="63210.4490420725">
                <text:p>63210.4490420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153086.195808513">
                <text:p>153086.195808513</text:p>
              </table:table-cell>
              <table:table-cell office:value-type="float" office:value="63019.7558247873">
                <text:p>63019.75582478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0">
                <text:p>710</text:p>
              </table:table-cell>
              <table:table-cell office:value-type="float" office:value="177861.729415301">
                <text:p>177861.729415301</text:p>
              </table:table-cell>
              <table:table-cell office:value-type="float" office:value="62812.6488606585">
                <text:p>62812.64886065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0">
                <text:p>720</text:p>
              </table:table-cell>
              <table:table-cell office:value-type="float" office:value="164745.746898699">
                <text:p>164745.746898699</text:p>
              </table:table-cell>
              <table:table-cell office:value-type="float" office:value="62451.678614404">
                <text:p>62451.678614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0">
                <text:p>730</text:p>
              </table:table-cell>
              <table:table-cell office:value-type="float" office:value="161984.137700804">
                <text:p>161984.137700804</text:p>
              </table:table-cell>
              <table:table-cell office:value-type="float" office:value="62186.6446153438">
                <text:p>62186.64461534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0">
                <text:p>740</text:p>
              </table:table-cell>
              <table:table-cell office:value-type="float" office:value="183167.315149133">
                <text:p>183167.315149133</text:p>
              </table:table-cell>
              <table:table-cell office:value-type="float" office:value="62436.8261857478">
                <text:p>62436.82618574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0">
                <text:p>750</text:p>
              </table:table-cell>
              <table:table-cell office:value-type="float" office:value="151753.870615409">
                <text:p>151753.870615409</text:p>
              </table:table-cell>
              <table:table-cell office:value-type="float" office:value="62096.4538169666">
                <text:p>62096.45381696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0">
                <text:p>760</text:p>
              </table:table-cell>
              <table:table-cell office:value-type="float" office:value="171893.526435899">
                <text:p>171893.526435899</text:p>
              </table:table-cell>
              <table:table-cell office:value-type="float" office:value="61840.4801875299">
                <text:p>61840.4801875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0">
                <text:p>770</text:p>
              </table:table-cell>
              <table:table-cell office:value-type="float" office:value="156825.834075834">
                <text:p>156825.834075834</text:p>
              </table:table-cell>
              <table:table-cell office:value-type="float" office:value="60097.8604578093">
                <text:p>60097.86045780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0">
                <text:p>780</text:p>
              </table:table-cell>
              <table:table-cell office:value-type="float" office:value="154319.334178709">
                <text:p>154319.334178709</text:p>
              </table:table-cell>
              <table:table-cell office:value-type="float" office:value="61038.2797741791">
                <text:p>61038.27977417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0">
                <text:p>790</text:p>
              </table:table-cell>
              <table:table-cell office:value-type="float" office:value="169913.27971328">
                <text:p>169913.27971328</text:p>
              </table:table-cell>
              <table:table-cell office:value-type="float" office:value="59917.912452432">
                <text:p>59917.9124524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0">
                <text:p>800</text:p>
              </table:table-cell>
              <table:table-cell office:value-type="float" office:value="147810.889296183">
                <text:p>147810.889296183</text:p>
              </table:table-cell>
              <table:table-cell office:value-type="float" office:value="59580.0185557496">
                <text:p>59580.01855574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0">
                <text:p>810</text:p>
              </table:table-cell>
              <table:table-cell office:value-type="float" office:value="168757.652412825">
                <text:p>168757.652412825</text:p>
              </table:table-cell>
              <table:table-cell office:value-type="float" office:value="60576.2027423974">
                <text:p>60576.20274239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0">
                <text:p>820</text:p>
              </table:table-cell>
              <table:table-cell office:value-type="float" office:value="152596.054749901">
                <text:p>152596.054749901</text:p>
              </table:table-cell>
              <table:table-cell office:value-type="float" office:value="59561.7029392844">
                <text:p>59561.7029392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0">
                <text:p>830</text:p>
              </table:table-cell>
              <table:table-cell office:value-type="float" office:value="167701.505468172">
                <text:p>167701.505468172</text:p>
              </table:table-cell>
              <table:table-cell office:value-type="float" office:value="59012.1171067917">
                <text:p>59012.11710679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0">
                <text:p>840</text:p>
              </table:table-cell>
              <table:table-cell office:value-type="float" office:value="155666.938995064">
                <text:p>155666.938995064</text:p>
              </table:table-cell>
              <table:table-cell office:value-type="float" office:value="59011.2024784907">
                <text:p>59011.20247849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0">
                <text:p>850</text:p>
              </table:table-cell>
              <table:table-cell office:value-type="float" office:value="164764.471272668">
                <text:p>164764.471272668</text:p>
              </table:table-cell>
              <table:table-cell office:value-type="float" office:value="58748.9242045789">
                <text:p>58748.92420457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0">
                <text:p>860</text:p>
              </table:table-cell>
              <table:table-cell office:value-type="float" office:value="149202.762916768">
                <text:p>149202.762916768</text:p>
              </table:table-cell>
              <table:table-cell office:value-type="float" office:value="58465.8529540883">
                <text:p>58465.85295408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0">
                <text:p>870</text:p>
              </table:table-cell>
              <table:table-cell office:value-type="float" office:value="154188.546480854">
                <text:p>154188.546480854</text:p>
              </table:table-cell>
              <table:table-cell office:value-type="float" office:value="58424.931483295">
                <text:p>58424.9314832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0">
                <text:p>880</text:p>
              </table:table-cell>
              <table:table-cell office:value-type="float" office:value="144649.710086489">
                <text:p>144649.710086489</text:p>
              </table:table-cell>
              <table:table-cell office:value-type="float" office:value="56849.5241068749">
                <text:p>56849.52410687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0">
                <text:p>890</text:p>
              </table:table-cell>
              <table:table-cell office:value-type="float" office:value="146676.849647438">
                <text:p>146676.849647438</text:p>
              </table:table-cell>
              <table:table-cell office:value-type="float" office:value="58173.344008888">
                <text:p>58173.3440088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0">
                <text:p>900</text:p>
              </table:table-cell>
              <table:table-cell office:value-type="float" office:value="154767.864444788">
                <text:p>154767.864444788</text:p>
              </table:table-cell>
              <table:table-cell office:value-type="float" office:value="58098.9832434919">
                <text:p>58098.9832434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0">
                <text:p>910</text:p>
              </table:table-cell>
              <table:table-cell office:value-type="float" office:value="152951.894721955">
                <text:p>152951.894721955</text:p>
              </table:table-cell>
              <table:table-cell office:value-type="float" office:value="56330.7988364168">
                <text:p>56330.79883641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0">
                <text:p>920</text:p>
              </table:table-cell>
              <table:table-cell office:value-type="float" office:value="146382.164896871">
                <text:p>146382.164896871</text:p>
              </table:table-cell>
              <table:table-cell office:value-type="float" office:value="56363.1665342775">
                <text:p>56363.16653427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0">
                <text:p>930</text:p>
              </table:table-cell>
              <table:table-cell office:value-type="float" office:value="150029.858539195">
                <text:p>150029.858539195</text:p>
              </table:table-cell>
              <table:table-cell office:value-type="float" office:value="57186.5660227486">
                <text:p>57186.56602274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0">
                <text:p>940</text:p>
              </table:table-cell>
              <table:table-cell office:value-type="float" office:value="148923.989894139">
                <text:p>148923.989894139</text:p>
              </table:table-cell>
              <table:table-cell office:value-type="float" office:value="56341.3738532135">
                <text:p>56341.37385321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0">
                <text:p>950</text:p>
              </table:table-cell>
              <table:table-cell office:value-type="float" office:value="153678.675386368">
                <text:p>153678.675386368</text:p>
              </table:table-cell>
              <table:table-cell office:value-type="float" office:value="55939.648596952">
                <text:p>55939.6485969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0">
                <text:p>960</text:p>
              </table:table-cell>
              <table:table-cell office:value-type="float" office:value="152452.178543088">
                <text:p>152452.178543088</text:p>
              </table:table-cell>
              <table:table-cell office:value-type="float" office:value="55447.3722926761">
                <text:p>55447.37229267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0">
                <text:p>970</text:p>
              </table:table-cell>
              <table:table-cell office:value-type="float" office:value="147796.717965044">
                <text:p>147796.717965044</text:p>
              </table:table-cell>
              <table:table-cell office:value-type="float" office:value="55442.5632607936">
                <text:p>55442.5632607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0">
                <text:p>980</text:p>
              </table:table-cell>
              <table:table-cell office:value-type="float" office:value="148047.328375687">
                <text:p>148047.328375687</text:p>
              </table:table-cell>
              <table:table-cell office:value-type="float" office:value="55394.6974096039">
                <text:p>55394.69740960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0">
                <text:p>990</text:p>
              </table:table-cell>
              <table:table-cell office:value-type="float" office:value="147466.293672176">
                <text:p>147466.293672176</text:p>
              </table:table-cell>
              <table:table-cell office:value-type="float" office:value="55350.982875586">
                <text:p>55350.9828755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">
                <text:p>1000</text:p>
              </table:table-cell>
              <table:table-cell office:value-type="float" office:value="147519.947296307">
                <text:p>147519.947296307</text:p>
              </table:table-cell>
              <table:table-cell office:value-type="float" office:value="55355.1811694624">
                <text:p>55355.18116946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0">
                <text:p>1010</text:p>
              </table:table-cell>
              <table:table-cell office:value-type="float" office:value="151075.59522711">
                <text:p>151075.59522711</text:p>
              </table:table-cell>
              <table:table-cell office:value-type="float" office:value="54677.9543842935">
                <text:p>54677.95438429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0">
                <text:p>1020</text:p>
              </table:table-cell>
              <table:table-cell office:value-type="float" office:value="150198.827103576">
                <text:p>150198.827103576</text:p>
              </table:table-cell>
              <table:table-cell office:value-type="float" office:value="53909.1516692255">
                <text:p>53909.1516692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0">
                <text:p>1030</text:p>
              </table:table-cell>
              <table:table-cell office:value-type="float" office:value="150211.289345618">
                <text:p>150211.289345618</text:p>
              </table:table-cell>
              <table:table-cell office:value-type="float" office:value="54293.1572074747">
                <text:p>54293.15720747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0">
                <text:p>1040</text:p>
              </table:table-cell>
              <table:table-cell office:value-type="float" office:value="149402.244954484">
                <text:p>149402.244954484</text:p>
              </table:table-cell>
              <table:table-cell office:value-type="float" office:value="53522.9076155355">
                <text:p>53522.90761553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0">
                <text:p>1050</text:p>
              </table:table-cell>
              <table:table-cell office:value-type="float" office:value="156030.718968219">
                <text:p>156030.718968219</text:p>
              </table:table-cell>
              <table:table-cell office:value-type="float" office:value="53808.0270456673">
                <text:p>53808.02704566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0">
                <text:p>1060</text:p>
              </table:table-cell>
              <table:table-cell office:value-type="float" office:value="150834.122507837">
                <text:p>150834.122507837</text:p>
              </table:table-cell>
              <table:table-cell office:value-type="float" office:value="53848.9482182828">
                <text:p>53848.94821828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0">
                <text:p>1070</text:p>
              </table:table-cell>
              <table:table-cell office:value-type="float" office:value="158558.278050342">
                <text:p>158558.278050342</text:p>
              </table:table-cell>
              <table:table-cell office:value-type="float" office:value="53129.3763430986">
                <text:p>53129.37634309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0">
                <text:p>1080</text:p>
              </table:table-cell>
              <table:table-cell office:value-type="float" office:value="151431.820689396">
                <text:p>151431.820689396</text:p>
              </table:table-cell>
              <table:table-cell office:value-type="float" office:value="52850.3217195152">
                <text:p>52850.32171951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0">
                <text:p>1090</text:p>
              </table:table-cell>
              <table:table-cell office:value-type="float" office:value="160206.264666582">
                <text:p>160206.264666582</text:p>
              </table:table-cell>
              <table:table-cell office:value-type="float" office:value="53175.7677678579">
                <text:p>53175.76776785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0">
                <text:p>1100</text:p>
              </table:table-cell>
              <table:table-cell office:value-type="float" office:value="131152.716336927">
                <text:p>131152.716336927</text:p>
              </table:table-cell>
              <table:table-cell office:value-type="float" office:value="52346.671174644">
                <text:p>52346.6711746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0">
                <text:p>1110</text:p>
              </table:table-cell>
              <table:table-cell office:value-type="float" office:value="131595.476108529">
                <text:p>131595.476108529</text:p>
              </table:table-cell>
              <table:table-cell office:value-type="float" office:value="52438.1953848043">
                <text:p>52438.19538480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0">
                <text:p>1120</text:p>
              </table:table-cell>
              <table:table-cell office:value-type="float" office:value="181596.050597594">
                <text:p>181596.050597594</text:p>
              </table:table-cell>
              <table:table-cell office:value-type="float" office:value="52375.5751337438">
                <text:p>52375.57513374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0">
                <text:p>1130</text:p>
              </table:table-cell>
              <table:table-cell office:value-type="float" office:value="105033.245875351">
                <text:p>105033.245875351</text:p>
              </table:table-cell>
              <table:table-cell office:value-type="float" office:value="52335.9138108752">
                <text:p>52335.9138108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0">
                <text:p>1140</text:p>
              </table:table-cell>
              <table:table-cell office:value-type="float" office:value="144435.252812064">
                <text:p>144435.252812064</text:p>
              </table:table-cell>
              <table:table-cell office:value-type="float" office:value="51713.6889324389">
                <text:p>51713.68893243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0">
                <text:p>1150</text:p>
              </table:table-cell>
              <table:table-cell office:value-type="float" office:value="132539.49865792">
                <text:p>132539.49865792</text:p>
              </table:table-cell>
              <table:table-cell office:value-type="float" office:value="50843.2691822296">
                <text:p>50843.26918222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0">
                <text:p>1160</text:p>
              </table:table-cell>
              <table:table-cell office:value-type="float" office:value="140622.14946722">
                <text:p>140622.14946722</text:p>
              </table:table-cell>
              <table:table-cell office:value-type="float" office:value="51506.0931182908">
                <text:p>51506.09311829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0">
                <text:p>1170</text:p>
              </table:table-cell>
              <table:table-cell office:value-type="float" office:value="122924.679256557">
                <text:p>122924.679256557</text:p>
              </table:table-cell>
              <table:table-cell office:value-type="float" office:value="50944.5374435444">
                <text:p>50944.53744354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0">
                <text:p>1180</text:p>
              </table:table-cell>
              <table:table-cell office:value-type="float" office:value="125987.212938432">
                <text:p>125987.212938432</text:p>
              </table:table-cell>
              <table:table-cell office:value-type="float" office:value="50282.3836962535">
                <text:p>50282.38369625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0">
                <text:p>1190</text:p>
              </table:table-cell>
              <table:table-cell office:value-type="float" office:value="136703.642493524">
                <text:p>136703.642493524</text:p>
              </table:table-cell>
              <table:table-cell office:value-type="float" office:value="51277.6985193034">
                <text:p>51277.69851930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0">
                <text:p>1200</text:p>
              </table:table-cell>
              <table:table-cell office:value-type="float" office:value="111916.217928923">
                <text:p>111916.217928923</text:p>
              </table:table-cell>
              <table:table-cell office:value-type="float" office:value="50769.8065876991">
                <text:p>50769.8065876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0">
                <text:p>1210</text:p>
              </table:table-cell>
              <table:table-cell office:value-type="float" office:value="128909.181665592">
                <text:p>128909.181665592</text:p>
              </table:table-cell>
              <table:table-cell office:value-type="float" office:value="49870.914256677">
                <text:p>49870.9142566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0">
                <text:p>1220</text:p>
              </table:table-cell>
              <table:table-cell office:value-type="float" office:value="128062.871829106">
                <text:p>128062.871829106</text:p>
              </table:table-cell>
              <table:table-cell office:value-type="float" office:value="49870.2800964315">
                <text:p>49870.28009643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0">
                <text:p>1230</text:p>
              </table:table-cell>
              <table:table-cell office:value-type="float" office:value="97086.9934947605">
                <text:p>97086.9934947605</text:p>
              </table:table-cell>
              <table:table-cell office:value-type="float" office:value="49991.3119363257">
                <text:p>49991.31193632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0">
                <text:p>1240</text:p>
              </table:table-cell>
              <table:table-cell office:value-type="float" office:value="152414.790723985">
                <text:p>152414.790723985</text:p>
              </table:table-cell>
              <table:table-cell office:value-type="float" office:value="49094.2664828668">
                <text:p>49094.26648286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0">
                <text:p>1250</text:p>
              </table:table-cell>
              <table:table-cell office:value-type="float" office:value="96216.1533229495">
                <text:p>96216.1533229495</text:p>
              </table:table-cell>
              <table:table-cell office:value-type="float" office:value="49215.7606933224">
                <text:p>49215.76069332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0">
                <text:p>1260</text:p>
              </table:table-cell>
              <table:table-cell office:value-type="float" office:value="114988.117749481">
                <text:p>114988.117749481</text:p>
              </table:table-cell>
              <table:table-cell office:value-type="float" office:value="49609.18600145">
                <text:p>49609.186001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0">
                <text:p>1270</text:p>
              </table:table-cell>
              <table:table-cell office:value-type="float" office:value="128857.953065745">
                <text:p>128857.953065745</text:p>
              </table:table-cell>
              <table:table-cell office:value-type="float" office:value="48471.948626168">
                <text:p>48471.9486261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0">
                <text:p>1280</text:p>
              </table:table-cell>
              <table:table-cell office:value-type="float" office:value="105904.053095542">
                <text:p>105904.053095542</text:p>
              </table:table-cell>
              <table:table-cell office:value-type="float" office:value="49147.1377500789">
                <text:p>49147.13775007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0">
                <text:p>1290</text:p>
              </table:table-cell>
              <table:table-cell office:value-type="float" office:value="107977.411922807">
                <text:p>107977.411922807</text:p>
              </table:table-cell>
              <table:table-cell office:value-type="float" office:value="48178.7097909113">
                <text:p>48178.70979091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0">
                <text:p>1300</text:p>
              </table:table-cell>
              <table:table-cell office:value-type="float" office:value="113402.784529221">
                <text:p>113402.784529221</text:p>
              </table:table-cell>
              <table:table-cell office:value-type="float" office:value="49025.2153187558">
                <text:p>49025.21531875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0">
                <text:p>1310</text:p>
              </table:table-cell>
              <table:table-cell office:value-type="float" office:value="85609.2427702597">
                <text:p>85609.2427702597</text:p>
              </table:table-cell>
              <table:table-cell office:value-type="float" office:value="47865.2315124542">
                <text:p>47865.23151245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20">
                <text:p>1320</text:p>
              </table:table-cell>
              <table:table-cell office:value-type="float" office:value="123514.318476818">
                <text:p>123514.318476818</text:p>
              </table:table-cell>
              <table:table-cell office:value-type="float" office:value="47896.2438676725">
                <text:p>47896.24386767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0">
                <text:p>1330</text:p>
              </table:table-cell>
              <table:table-cell office:value-type="float" office:value="106748.422274738">
                <text:p>106748.422274738</text:p>
              </table:table-cell>
              <table:table-cell office:value-type="float" office:value="47423.2568061452">
                <text:p>47423.25680614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0">
                <text:p>1340</text:p>
              </table:table-cell>
              <table:table-cell office:value-type="float" office:value="103761.662319557">
                <text:p>103761.662319557</text:p>
              </table:table-cell>
              <table:table-cell office:value-type="float" office:value="47392.7936216808">
                <text:p>47392.79362168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">
                <text:p>1350</text:p>
              </table:table-cell>
              <table:table-cell office:value-type="float" office:value="99258.4526148883">
                <text:p>99258.4526148883</text:p>
              </table:table-cell>
              <table:table-cell office:value-type="float" office:value="47303.5187253197">
                <text:p>47303.51872531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0">
                <text:p>1360</text:p>
              </table:table-cell>
              <table:table-cell office:value-type="float" office:value="97055.889754003">
                <text:p>97055.889754003</text:p>
              </table:table-cell>
              <table:table-cell office:value-type="float" office:value="46600.8845426021">
                <text:p>46600.8845426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0">
                <text:p>1370</text:p>
              </table:table-cell>
              <table:table-cell office:value-type="float" office:value="103324.542228798">
                <text:p>103324.542228798</text:p>
              </table:table-cell>
              <table:table-cell office:value-type="float" office:value="47248.7942404007">
                <text:p>47248.7942404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80">
                <text:p>1380</text:p>
              </table:table-cell>
              <table:table-cell office:value-type="float" office:value="75989.2407543922">
                <text:p>75989.2407543922</text:p>
              </table:table-cell>
              <table:table-cell office:value-type="float" office:value="47215.2915040142">
                <text:p>47215.29150401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90">
                <text:p>1390</text:p>
              </table:table-cell>
              <table:table-cell office:value-type="float" office:value="104160.123103771">
                <text:p>104160.123103771</text:p>
              </table:table-cell>
              <table:table-cell office:value-type="float" office:value="45857.7270559758">
                <text:p>45857.72705597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00">
                <text:p>1400</text:p>
              </table:table-cell>
              <table:table-cell office:value-type="float" office:value="106100.670313436">
                <text:p>106100.670313436</text:p>
              </table:table-cell>
              <table:table-cell office:value-type="float" office:value="46878.2588748678">
                <text:p>46878.25887486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10">
                <text:p>1410</text:p>
              </table:table-cell>
              <table:table-cell office:value-type="float" office:value="82409.3241410315">
                <text:p>82409.3241410315</text:p>
              </table:table-cell>
              <table:table-cell office:value-type="float" office:value="46091.8988778454">
                <text:p>46091.89887784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20">
                <text:p>1420</text:p>
              </table:table-cell>
              <table:table-cell office:value-type="float" office:value="103176.049488549">
                <text:p>103176.049488549</text:p>
              </table:table-cell>
              <table:table-cell office:value-type="float" office:value="45652.7956664943">
                <text:p>45652.79566649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30">
                <text:p>1430</text:p>
              </table:table-cell>
              <table:table-cell office:value-type="float" office:value="71958.0158729095">
                <text:p>71958.0158729095</text:p>
              </table:table-cell>
              <table:table-cell office:value-type="float" office:value="45583.790423329">
                <text:p>45583.7904233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40">
                <text:p>1440</text:p>
              </table:table-cell>
              <table:table-cell office:value-type="float" office:value="107729.169337865">
                <text:p>107729.169337865</text:p>
              </table:table-cell>
              <table:table-cell office:value-type="float" office:value="45524.6111399958">
                <text:p>45524.61113999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0">
                <text:p>1450</text:p>
              </table:table-cell>
              <table:table-cell office:value-type="float" office:value="83659.0378103115">
                <text:p>83659.0378103115</text:p>
              </table:table-cell>
              <table:table-cell office:value-type="float" office:value="45139.2888638761">
                <text:p>45139.28886387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60">
                <text:p>1460</text:p>
              </table:table-cell>
              <table:table-cell office:value-type="float" office:value="87430.3509131095">
                <text:p>87430.3509131095</text:p>
              </table:table-cell>
              <table:table-cell office:value-type="float" office:value="45391.0558956014">
                <text:p>45391.05589560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0">
                <text:p>1470</text:p>
              </table:table-cell>
              <table:table-cell office:value-type="float" office:value="94829.3204350897">
                <text:p>94829.3204350897</text:p>
              </table:table-cell>
              <table:table-cell office:value-type="float" office:value="45024.022652198">
                <text:p>45024.0226521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0">
                <text:p>1480</text:p>
              </table:table-cell>
              <table:table-cell office:value-type="float" office:value="77451.5938286902">
                <text:p>77451.5938286902</text:p>
              </table:table-cell>
              <table:table-cell office:value-type="float" office:value="44325.3004998458">
                <text:p>44325.30049984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90">
                <text:p>1490</text:p>
              </table:table-cell>
              <table:table-cell office:value-type="float" office:value="102380.029617143">
                <text:p>102380.029617143</text:p>
              </table:table-cell>
              <table:table-cell office:value-type="float" office:value="44980.9431964437">
                <text:p>44980.94319644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00">
                <text:p>1500</text:p>
              </table:table-cell>
              <table:table-cell office:value-type="float" office:value="74423.7800595308">
                <text:p>74423.7800595308</text:p>
              </table:table-cell>
              <table:table-cell office:value-type="float" office:value="44836.4587879648">
                <text:p>44836.45878796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10">
                <text:p>1510</text:p>
              </table:table-cell>
              <table:table-cell office:value-type="float" office:value="97815.1052443314">
                <text:p>97815.1052443314</text:p>
              </table:table-cell>
              <table:table-cell office:value-type="float" office:value="44035.3620265515">
                <text:p>44035.36202655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20">
                <text:p>1520</text:p>
              </table:table-cell>
              <table:table-cell office:value-type="float" office:value="72851.3134619598">
                <text:p>72851.3134619598</text:p>
              </table:table-cell>
              <table:table-cell office:value-type="float" office:value="43880.6335523131">
                <text:p>43880.63355231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30">
                <text:p>1530</text:p>
              </table:table-cell>
              <table:table-cell office:value-type="float" office:value="100301.713191633">
                <text:p>100301.713191633</text:p>
              </table:table-cell>
              <table:table-cell office:value-type="float" office:value="44484.0739711057">
                <text:p>44484.07397110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40">
                <text:p>1540</text:p>
              </table:table-cell>
              <table:table-cell office:value-type="float" office:value="73341.1651600058">
                <text:p>73341.1651600058</text:p>
              </table:table-cell>
              <table:table-cell office:value-type="float" office:value="43516.0766408668">
                <text:p>43516.07664086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50">
                <text:p>1550</text:p>
              </table:table-cell>
              <table:table-cell office:value-type="float" office:value="99413.6216040058">
                <text:p>99413.6216040058</text:p>
              </table:table-cell>
              <table:table-cell office:value-type="float" office:value="43428.9002643905">
                <text:p>43428.90026439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60">
                <text:p>1560</text:p>
              </table:table-cell>
              <table:table-cell office:value-type="float" office:value="66439.8389695058">
                <text:p>66439.8389695058</text:p>
              </table:table-cell>
              <table:table-cell office:value-type="float" office:value="42446.899078102">
                <text:p>42446.8990781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70">
                <text:p>1570</text:p>
              </table:table-cell>
              <table:table-cell office:value-type="float" office:value="94391.0202266941">
                <text:p>94391.0202266941</text:p>
              </table:table-cell>
              <table:table-cell office:value-type="float" office:value="43404.3578143393">
                <text:p>43404.35781433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80">
                <text:p>1580</text:p>
              </table:table-cell>
              <table:table-cell office:value-type="float" office:value="68862.0063033856">
                <text:p>68862.0063033856</text:p>
              </table:table-cell>
              <table:table-cell office:value-type="float" office:value="43181.4030305863">
                <text:p>43181.40303058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90">
                <text:p>1590</text:p>
              </table:table-cell>
              <table:table-cell office:value-type="float" office:value="100718.431248431">
                <text:p>100718.431248431</text:p>
              </table:table-cell>
              <table:table-cell office:value-type="float" office:value="42743.9451138095">
                <text:p>42743.94511380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00">
                <text:p>1600</text:p>
              </table:table-cell>
              <table:table-cell office:value-type="float" office:value="65668.6613374925">
                <text:p>65668.6613374925</text:p>
              </table:table-cell>
              <table:table-cell office:value-type="float" office:value="42122.1188784214">
                <text:p>42122.11887842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10">
                <text:p>1610</text:p>
              </table:table-cell>
              <table:table-cell office:value-type="float" office:value="90055.9514340988">
                <text:p>90055.9514340988</text:p>
              </table:table-cell>
              <table:table-cell office:value-type="float" office:value="42075.2596314192">
                <text:p>42075.25963141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20">
                <text:p>1620</text:p>
              </table:table-cell>
              <table:table-cell office:value-type="float" office:value="66376.3389776462">
                <text:p>66376.3389776462</text:p>
              </table:table-cell>
              <table:table-cell office:value-type="float" office:value="41874.2402591775">
                <text:p>41874.24025917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30">
                <text:p>1630</text:p>
              </table:table-cell>
              <table:table-cell office:value-type="float" office:value="76884.4490797615">
                <text:p>76884.4490797615</text:p>
              </table:table-cell>
              <table:table-cell office:value-type="float" office:value="41960.3651612244">
                <text:p>41960.36516122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40">
                <text:p>1640</text:p>
              </table:table-cell>
              <table:table-cell office:value-type="float" office:value="74836.3143844625">
                <text:p>74836.3143844625</text:p>
              </table:table-cell>
              <table:table-cell office:value-type="float" office:value="41854.9768643112">
                <text:p>41854.97686431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50">
                <text:p>1650</text:p>
              </table:table-cell>
              <table:table-cell office:value-type="float" office:value="77967.494053588">
                <text:p>77967.494053588</text:p>
              </table:table-cell>
              <table:table-cell office:value-type="float" office:value="41165.283934979">
                <text:p>41165.2839349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60">
                <text:p>1660</text:p>
              </table:table-cell>
              <table:table-cell office:value-type="float" office:value="70377.8587759458">
                <text:p>70377.8587759458</text:p>
              </table:table-cell>
              <table:table-cell office:value-type="float" office:value="41573.9014224043">
                <text:p>41573.90142240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70">
                <text:p>1670</text:p>
              </table:table-cell>
              <table:table-cell office:value-type="float" office:value="62881.6070283257">
                <text:p>62881.6070283257</text:p>
              </table:table-cell>
              <table:table-cell office:value-type="float" office:value="41372.3466540759">
                <text:p>41372.34665407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80">
                <text:p>1680</text:p>
              </table:table-cell>
              <table:table-cell office:value-type="float" office:value="81106.6044693914">
                <text:p>81106.6044693914</text:p>
              </table:table-cell>
              <table:table-cell office:value-type="float" office:value="40392.6742694865">
                <text:p>40392.67426948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90">
                <text:p>1690</text:p>
              </table:table-cell>
              <table:table-cell office:value-type="float" office:value="67078.8412121746">
                <text:p>67078.8412121746</text:p>
              </table:table-cell>
              <table:table-cell office:value-type="float" office:value="41185.4775236639">
                <text:p>41185.47752366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00">
                <text:p>1700</text:p>
              </table:table-cell>
              <table:table-cell office:value-type="float" office:value="76191.6064504472">
                <text:p>76191.6064504472</text:p>
              </table:table-cell>
              <table:table-cell office:value-type="float" office:value="40292.3986578605">
                <text:p>40292.39865786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10">
                <text:p>1710</text:p>
              </table:table-cell>
              <table:table-cell office:value-type="float" office:value="61629.3807158005">
                <text:p>61629.3807158005</text:p>
              </table:table-cell>
              <table:table-cell office:value-type="float" office:value="40126.4064472865">
                <text:p>40126.40644728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20">
                <text:p>1720</text:p>
              </table:table-cell>
              <table:table-cell office:value-type="float" office:value="77045.6671678362">
                <text:p>77045.6671678362</text:p>
              </table:table-cell>
              <table:table-cell office:value-type="float" office:value="40624.5964839395">
                <text:p>40624.59648393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30">
                <text:p>1730</text:p>
              </table:table-cell>
              <table:table-cell office:value-type="float" office:value="61235.8927207412">
                <text:p>61235.8927207412</text:p>
              </table:table-cell>
              <table:table-cell office:value-type="float" office:value="39873.0662953771">
                <text:p>39873.06629537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40">
                <text:p>1740</text:p>
              </table:table-cell>
              <table:table-cell office:value-type="float" office:value="60705.4733128353">
                <text:p>60705.4733128353</text:p>
              </table:table-cell>
              <table:table-cell office:value-type="float" office:value="39650.4716307069">
                <text:p>39650.47163070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50">
                <text:p>1750</text:p>
              </table:table-cell>
              <table:table-cell office:value-type="float" office:value="77302.9151711322">
                <text:p>77302.9151711322</text:p>
              </table:table-cell>
              <table:table-cell office:value-type="float" office:value="39754.0063099107">
                <text:p>39754.00630991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60">
                <text:p>1760</text:p>
              </table:table-cell>
              <table:table-cell office:value-type="float" office:value="59995.3394122689">
                <text:p>59995.3394122689</text:p>
              </table:table-cell>
              <table:table-cell office:value-type="float" office:value="39692.1259210576">
                <text:p>39692.12592105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70">
                <text:p>1770</text:p>
              </table:table-cell>
              <table:table-cell office:value-type="float" office:value="54560.6201021849">
                <text:p>54560.6201021849</text:p>
              </table:table-cell>
              <table:table-cell office:value-type="float" office:value="38782.5235451695">
                <text:p>38782.52354516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80">
                <text:p>1780</text:p>
              </table:table-cell>
              <table:table-cell office:value-type="float" office:value="81612.5979134109">
                <text:p>81612.5979134109</text:p>
              </table:table-cell>
              <table:table-cell office:value-type="float" office:value="39453.4644180673">
                <text:p>39453.46441806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90">
                <text:p>1790</text:p>
              </table:table-cell>
              <table:table-cell office:value-type="float" office:value="55336.1314236459">
                <text:p>55336.1314236459</text:p>
              </table:table-cell>
              <table:table-cell office:value-type="float" office:value="38732.9479958451">
                <text:p>38732.94799584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00">
                <text:p>1800</text:p>
              </table:table-cell>
              <table:table-cell office:value-type="float" office:value="57338.9205285757">
                <text:p>57338.9205285757</text:p>
              </table:table-cell>
              <table:table-cell office:value-type="float" office:value="38493.9848328813">
                <text:p>38493.98483288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10">
                <text:p>1810</text:p>
              </table:table-cell>
              <table:table-cell office:value-type="float" office:value="69426.2070812622">
                <text:p>69426.2070812622</text:p>
              </table:table-cell>
              <table:table-cell office:value-type="float" office:value="38405.6805870005">
                <text:p>38405.68058700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20">
                <text:p>1820</text:p>
              </table:table-cell>
              <table:table-cell office:value-type="float" office:value="51675.8056032667">
                <text:p>51675.8056032667</text:p>
              </table:table-cell>
              <table:table-cell office:value-type="float" office:value="38436.9332568064">
                <text:p>38436.93325680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30">
                <text:p>1830</text:p>
              </table:table-cell>
              <table:table-cell office:value-type="float" office:value="53579.9562466229">
                <text:p>53579.9562466229</text:p>
              </table:table-cell>
              <table:table-cell office:value-type="float" office:value="37377.6213402577">
                <text:p>37377.62134025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40">
                <text:p>1840</text:p>
              </table:table-cell>
              <table:table-cell office:value-type="float" office:value="68511.4702854429">
                <text:p>68511.4702854429</text:p>
              </table:table-cell>
              <table:table-cell office:value-type="float" office:value="38099.4910614683">
                <text:p>38099.49106146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50">
                <text:p>1850</text:p>
              </table:table-cell>
              <table:table-cell office:value-type="float" office:value="50747.8990798801">
                <text:p>50747.8990798801</text:p>
              </table:table-cell>
              <table:table-cell office:value-type="float" office:value="37399.8083476662">
                <text:p>37399.80834766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60">
                <text:p>1860</text:p>
              </table:table-cell>
              <table:table-cell office:value-type="float" office:value="54019.7573440817">
                <text:p>54019.7573440817</text:p>
              </table:table-cell>
              <table:table-cell office:value-type="float" office:value="37973.5428603974">
                <text:p>37973.54286039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70">
                <text:p>1870</text:p>
              </table:table-cell>
              <table:table-cell office:value-type="float" office:value="62998.7533380949">
                <text:p>62998.7533380949</text:p>
              </table:table-cell>
              <table:table-cell office:value-type="float" office:value="37119.008446146">
                <text:p>37119.0084461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0">
                <text:p>1880</text:p>
              </table:table-cell>
              <table:table-cell office:value-type="float" office:value="48994.658581417">
                <text:p>48994.658581417</text:p>
              </table:table-cell>
              <table:table-cell office:value-type="float" office:value="37155.1253166534">
                <text:p>37155.12531665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90">
                <text:p>1890</text:p>
              </table:table-cell>
              <table:table-cell office:value-type="float" office:value="46726.8861991084">
                <text:p>46726.8861991084</text:p>
              </table:table-cell>
              <table:table-cell office:value-type="float" office:value="36983.1529630117">
                <text:p>36983.15296301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00">
                <text:p>1900</text:p>
              </table:table-cell>
              <table:table-cell office:value-type="float" office:value="65288.5398971045">
                <text:p>65288.5398971045</text:p>
              </table:table-cell>
              <table:table-cell office:value-type="float" office:value="36384.2391196751">
                <text:p>36384.23911967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10">
                <text:p>1910</text:p>
              </table:table-cell>
              <table:table-cell office:value-type="float" office:value="46617.9455208676">
                <text:p>46617.9455208676</text:p>
              </table:table-cell>
              <table:table-cell office:value-type="float" office:value="36404.9149270607">
                <text:p>36404.91492706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20">
                <text:p>1920</text:p>
              </table:table-cell>
              <table:table-cell office:value-type="float" office:value="44551.1307056762">
                <text:p>44551.1307056762</text:p>
              </table:table-cell>
              <table:table-cell office:value-type="float" office:value="35920.0855419597">
                <text:p>35920.08554195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30">
                <text:p>1930</text:p>
              </table:table-cell>
              <table:table-cell office:value-type="float" office:value="60030.7558018401">
                <text:p>60030.7558018401</text:p>
              </table:table-cell>
              <table:table-cell office:value-type="float" office:value="36669.21176135">
                <text:p>36669.211761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40">
                <text:p>1940</text:p>
              </table:table-cell>
              <table:table-cell office:value-type="float" office:value="46700.095779535">
                <text:p>46700.095779535</text:p>
              </table:table-cell>
              <table:table-cell office:value-type="float" office:value="35688.4890020747">
                <text:p>35688.48900207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50">
                <text:p>1950</text:p>
              </table:table-cell>
              <table:table-cell office:value-type="float" office:value="43716.1271231638">
                <text:p>43716.1271231638</text:p>
              </table:table-cell>
              <table:table-cell office:value-type="float" office:value="35648.5109047386">
                <text:p>35648.51090473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60">
                <text:p>1960</text:p>
              </table:table-cell>
              <table:table-cell office:value-type="float" office:value="44206.6392865985">
                <text:p>44206.6392865985</text:p>
              </table:table-cell>
              <table:table-cell office:value-type="float" office:value="34878.0738403167">
                <text:p>34878.07384031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70">
                <text:p>1970</text:p>
              </table:table-cell>
              <table:table-cell office:value-type="float" office:value="51340.2916134875">
                <text:p>51340.2916134875</text:p>
              </table:table-cell>
              <table:table-cell office:value-type="float" office:value="35597.8035836455">
                <text:p>35597.80358364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80">
                <text:p>1980</text:p>
              </table:table-cell>
              <table:table-cell office:value-type="float" office:value="45603.6679960172">
                <text:p>45603.6679960172</text:p>
              </table:table-cell>
              <table:table-cell office:value-type="float" office:value="35093.5876782729">
                <text:p>35093.58767827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90">
                <text:p>1990</text:p>
              </table:table-cell>
              <table:table-cell office:value-type="float" office:value="39713.3328006344">
                <text:p>39713.3328006344</text:p>
              </table:table-cell>
              <table:table-cell office:value-type="float" office:value="34973.1930023852">
                <text:p>34973.19300238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00">
                <text:p>2000</text:p>
              </table:table-cell>
              <table:table-cell office:value-type="float" office:value="39808.7043523551">
                <text:p>39808.7043523551</text:p>
              </table:table-cell>
              <table:table-cell office:value-type="float" office:value="35379.2528650685">
                <text:p>35379.25286506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10">
                <text:p>2010</text:p>
              </table:table-cell>
              <table:table-cell office:value-type="float" office:value="42638.3153258067">
                <text:p>42638.3153258067</text:p>
              </table:table-cell>
              <table:table-cell office:value-type="float" office:value="35196.4387710471">
                <text:p>35196.43877104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20">
                <text:p>2020</text:p>
              </table:table-cell>
              <table:table-cell office:value-type="float" office:value="37402.9878811833">
                <text:p>37402.9878811833</text:p>
              </table:table-cell>
              <table:table-cell office:value-type="float" office:value="35151.6239629509">
                <text:p>35151.62396295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30">
                <text:p>2030</text:p>
              </table:table-cell>
              <table:table-cell office:value-type="float" office:value="51095.9359122624">
                <text:p>51095.9359122624</text:p>
              </table:table-cell>
              <table:table-cell office:value-type="float" office:value="34773.6990688379">
                <text:p>34773.69906883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40">
                <text:p>2040</text:p>
              </table:table-cell>
              <table:table-cell office:value-type="float" office:value="42155.808725429">
                <text:p>42155.808725429</text:p>
              </table:table-cell>
              <table:table-cell office:value-type="float" office:value="34651.5578402931">
                <text:p>34651.55784029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50">
                <text:p>2050</text:p>
              </table:table-cell>
              <table:table-cell office:value-type="float" office:value="37521.8136934555">
                <text:p>37521.8136934555</text:p>
              </table:table-cell>
              <table:table-cell office:value-type="float" office:value="34147.6886434368">
                <text:p>34147.68864343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60">
                <text:p>2060</text:p>
              </table:table-cell>
              <table:table-cell office:value-type="float" office:value="36893.0829515431">
                <text:p>36893.0829515431</text:p>
              </table:table-cell>
              <table:table-cell office:value-type="float" office:value="33471.0745413087">
                <text:p>33471.07454130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70">
                <text:p>2070</text:p>
              </table:table-cell>
              <table:table-cell office:value-type="float" office:value="41573.411196362">
                <text:p>41573.411196362</text:p>
              </table:table-cell>
              <table:table-cell office:value-type="float" office:value="34186.2970572836">
                <text:p>34186.29705728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80">
                <text:p>2080</text:p>
              </table:table-cell>
              <table:table-cell office:value-type="float" office:value="31400.9349026287">
                <text:p>31400.9349026287</text:p>
              </table:table-cell>
              <table:table-cell office:value-type="float" office:value="34061.9119158384">
                <text:p>34061.91191583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90">
                <text:p>2090</text:p>
              </table:table-cell>
              <table:table-cell office:value-type="float" office:value="39831.4234564234">
                <text:p>39831.4234564234</text:p>
              </table:table-cell>
              <table:table-cell office:value-type="float" office:value="33549.2674650924">
                <text:p>33549.26746509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00">
                <text:p>2100</text:p>
              </table:table-cell>
              <table:table-cell office:value-type="float" office:value="37070.421222273">
                <text:p>37070.421222273</text:p>
              </table:table-cell>
              <table:table-cell office:value-type="float" office:value="32804.1160422274">
                <text:p>32804.11604222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10">
                <text:p>2110</text:p>
              </table:table-cell>
              <table:table-cell office:value-type="float" office:value="44264.3429590332">
                <text:p>44264.3429590332</text:p>
              </table:table-cell>
              <table:table-cell office:value-type="float" office:value="33548.6571032238">
                <text:p>33548.65710322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20">
                <text:p>2120</text:p>
              </table:table-cell>
              <table:table-cell office:value-type="float" office:value="31618.9066159555">
                <text:p>31618.9066159555</text:p>
              </table:table-cell>
              <table:table-cell office:value-type="float" office:value="32009.76630482">
                <text:p>32009.766304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30">
                <text:p>2130</text:p>
              </table:table-cell>
              <table:table-cell office:value-type="float" office:value="30219.9212934856">
                <text:p>30219.9212934856</text:p>
              </table:table-cell>
              <table:table-cell office:value-type="float" office:value="33292.8619834635">
                <text:p>33292.86198346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40">
                <text:p>2140</text:p>
              </table:table-cell>
              <table:table-cell office:value-type="float" office:value="44321.9416761175">
                <text:p>44321.9416761175</text:p>
              </table:table-cell>
              <table:table-cell office:value-type="float" office:value="32003.9861486312">
                <text:p>32003.98614863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50">
                <text:p>2150</text:p>
              </table:table-cell>
              <table:table-cell office:value-type="float" office:value="32667.9073100273">
                <text:p>32667.9073100273</text:p>
              </table:table-cell>
              <table:table-cell office:value-type="float" office:value="31958.2216559473">
                <text:p>31958.22165594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60">
                <text:p>2160</text:p>
              </table:table-cell>
              <table:table-cell office:value-type="float" office:value="32267.5478772253">
                <text:p>32267.5478772253</text:p>
              </table:table-cell>
              <table:table-cell office:value-type="float" office:value="32574.601902524">
                <text:p>32574.6019025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70">
                <text:p>2170</text:p>
              </table:table-cell>
              <table:table-cell office:value-type="float" office:value="31423.627696355">
                <text:p>31423.627696355</text:p>
              </table:table-cell>
              <table:table-cell office:value-type="float" office:value="31410.3923467835">
                <text:p>31410.39234678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80">
                <text:p>2180</text:p>
              </table:table-cell>
              <table:table-cell office:value-type="float" office:value="43814.4604679692">
                <text:p>43814.4604679692</text:p>
              </table:table-cell>
              <table:table-cell office:value-type="float" office:value="31226.6787783248">
                <text:p>31226.67877832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90">
                <text:p>2190</text:p>
              </table:table-cell>
              <table:table-cell office:value-type="float" office:value="29937.0008384934">
                <text:p>29937.0008384934</text:p>
              </table:table-cell>
              <table:table-cell office:value-type="float" office:value="31100.7471281667">
                <text:p>31100.7471281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00">
                <text:p>2200</text:p>
              </table:table-cell>
              <table:table-cell office:value-type="float" office:value="28078.3373480003">
                <text:p>28078.3373480003</text:p>
              </table:table-cell>
              <table:table-cell office:value-type="float" office:value="30913.0772753885">
                <text:p>30913.07727538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10">
                <text:p>2210</text:p>
              </table:table-cell>
              <table:table-cell office:value-type="float" office:value="40340.2274738307">
                <text:p>40340.2274738307</text:p>
              </table:table-cell>
              <table:table-cell office:value-type="float" office:value="30682.6165855961">
                <text:p>30682.61658559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20">
                <text:p>2220</text:p>
              </table:table-cell>
              <table:table-cell office:value-type="float" office:value="30064.3235546976">
                <text:p>30064.3235546976</text:p>
              </table:table-cell>
              <table:table-cell office:value-type="float" office:value="30605.9132443796">
                <text:p>30605.91324437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30">
                <text:p>2230</text:p>
              </table:table-cell>
              <table:table-cell office:value-type="float" office:value="28299.1408303908">
                <text:p>28299.1408303908</text:p>
              </table:table-cell>
              <table:table-cell office:value-type="float" office:value="30399.3377390007">
                <text:p>30399.33773900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40">
                <text:p>2240</text:p>
              </table:table-cell>
              <table:table-cell office:value-type="float" office:value="30568.003627466">
                <text:p>30568.003627466</text:p>
              </table:table-cell>
              <table:table-cell office:value-type="float" office:value="30230.5562484833">
                <text:p>30230.55624848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50">
                <text:p>2250</text:p>
              </table:table-cell>
              <table:table-cell office:value-type="float" office:value="40027.0533980211">
                <text:p>40027.0533980211</text:p>
              </table:table-cell>
              <table:table-cell office:value-type="float" office:value="30149.6161761477">
                <text:p>30149.61617614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60">
                <text:p>2260</text:p>
              </table:table-cell>
              <table:table-cell office:value-type="float" office:value="31337.8916511085">
                <text:p>31337.8916511085</text:p>
              </table:table-cell>
              <table:table-cell office:value-type="float" office:value="30072.8370250637">
                <text:p>30072.8370250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